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Times New Roman'" style:font-family-generic="roman" style:name="Times New Roman" style:font-pitch="variable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0.979cm"/>
    </style:style>
    <style:style style:family="table-column" style:name="co2">
      <style:table-column-properties fo:break-before="auto" style:column-width="11.663cm"/>
    </style:style>
    <style:style style:family="table-column" style:name="co3">
      <style:table-column-properties fo:break-before="auto" style:column-width="0.644cm"/>
    </style:style>
    <style:style style:family="table-column" style:name="co4">
      <style:table-column-properties fo:break-before="auto" style:column-width="1.901cm"/>
    </style:style>
    <style:style style:family="table-column" style:name="co5">
      <style:table-column-properties fo:break-before="auto" style:column-width="2.154cm"/>
    </style:style>
    <style:style style:family="table-column" style:name="co6">
      <style:table-column-properties fo:break-before="auto" style:column-width="2.125cm"/>
    </style:style>
    <style:style style:family="table-column" style:name="co7">
      <style:table-column-properties fo:break-before="auto" style:column-width="2.069cm"/>
    </style:style>
    <style:style style:family="table-column" style:name="co8">
      <style:table-column-properties fo:break-before="auto" style:column-width="2.321cm"/>
    </style:style>
    <style:style style:family="table-column" style:name="co9">
      <style:table-column-properties fo:break-before="auto" style:column-width="2.769cm"/>
    </style:style>
    <style:style style:family="table-column" style:name="co10">
      <style:table-column-properties fo:break-before="auto" style:column-width="2.628cm"/>
    </style:style>
    <style:style style:family="table-column" style:name="co11">
      <style:table-column-properties fo:break-before="auto" style:column-width="1.819cm"/>
    </style:style>
    <style:style style:family="table-column" style:name="co12">
      <style:table-column-properties fo:break-before="auto" style:column-width="1.79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0.45cm"/>
    </style:style>
    <style:style style:family="table-row" style:name="ro4">
      <style:table-row-properties fo:break-before="auto" style:use-optimal-row-height="false" style:row-height="0.661cm"/>
    </style:style>
    <style:style style:family="table" style:name="ta1" style:master-page-name="PageStyle_5f_Tabel_20_40">
      <style:table-properties style:writing-mode="lr-tb" table:display="true"/>
    </style:style>
    <number:number-style style:name="N2">
      <number:number number:decimal-places="2" number:min-integer-digits="1"/>
    </number:number-style>
    <style:style style:data-style-name="N0" style:family="table-cell" style:parent-style-name="Default" style:name="ce2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">
      <style:table-cell-properties style:glyph-orientation-vertical="0" fo:padding="0.071cm" fo:border-left="1.76pt solid #000000" style:diagonal-bl-tr="none" style:text-align-source="fix" fo:wrap-option="no-wrap" style:direction="ltr" fo:border-top="0.74pt solid #000000" style:repeat-content="false" fo:background-color="transparent" fo:border-right="0.74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10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data-style-name="N0" style:family="table-cell" style:parent-style-name="Default" style:name="ce13">
      <style:table-cell-properties style:glyph-orientation-vertical="0" fo:padding="0.071cm" fo:border-left="0.74pt solid #000000" style:diagonal-bl-tr="none" style:text-align-source="fix" fo:wrap-option="no-wrap" style:direction="ltr" fo:border-top="0.74pt solid #000000" style:repeat-content="false" fo:background-color="transparent" fo:border-right="1.76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20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21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23">
      <style:table-cell-properties style:glyph-orientation-vertical="0" fo:padding="0.071cm" fo:border-left="1.76pt solid #000000" style:diagonal-bl-tr="none" style:text-align-source="fix" fo:wrap-option="wrap" style:direction="ltr" fo:border-top="0.74pt solid #000000" style:repeat-content="false" fo:background-color="transparent" fo:border-right="0.74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24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32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data-style-name="N0" style:family="table-cell" style:parent-style-name="Default" style:name="ce33">
      <style:table-cell-properties style:glyph-orientation-vertical="0" fo:padding="0.071cm" fo:border-left="0.74pt solid #000000" style:diagonal-bl-tr="none" style:text-align-source="fix" fo:wrap-option="wrap" style:direction="ltr" fo:border-top="1.76pt solid #000000" style:repeat-content="false" fo:background-color="transparent" fo:border-right="0.74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9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ackground-color="transparent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0" style:family="table-cell" style:parent-style-name="Default" style:name="ce51">
      <style:table-cell-properties style:glyph-orientation-vertical="0" fo:padding="0.071cm" fo:border-left="0.74pt solid #000000" style:diagonal-bl-tr="none" style:text-align-source="fix" fo:wrap-option="wrap" style:direction="ltr" fo:border-top="0.74pt solid #000000" style:repeat-content="false" fo:background-color="transparent" fo:border-right="1.76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8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Times New Roman" style:font-weight-asian="bold" fo:font-size="10pt" style:font-name="Times New Roman" style:text-underline-style="none" fo:font-weight="bold" fo:text-shadow="none"/>
    </style:style>
    <style:style style:data-style-name="N0" style:family="table-cell" style:parent-style-name="Default" style:name="ce59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Times New Roman" style:font-weight-asian="bold" fo:font-size="10pt" style:font-name="Times New Roman" style:text-underline-style="none" fo:font-weight="bold" fo:text-shadow="none"/>
    </style:style>
    <style:style style:data-style-name="N142" style:family="table-cell" style:parent-style-name="Default" style:name="ce60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data-style-name="N0" style:family="table-cell" style:parent-style-name="Default" style:name="ce61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Times New Roman" style:font-weight-asian="bold" fo:font-size="10pt" style:font-name="Times New Roman" style:text-underline-style="none" fo:font-weight="bold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Tabel 40">
        <office:forms form:apply-design-mode="false" form:automatic-focus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32"/>
        <table:table-column table:style-name="co5" table:default-cell-style-name="ce32"/>
        <table:table-column table:style-name="co6" table:default-cell-style-name="ce32"/>
        <table:table-column table:style-name="co7" table:default-cell-style-name="ce32"/>
        <table:table-column table:style-name="co8" table:default-cell-style-name="ce32"/>
        <table:table-column table:style-name="co6" table:default-cell-style-name="ce32"/>
        <table:table-column table:style-name="co9" table:default-cell-style-name="ce32"/>
        <table:table-column table:style-name="co10" table:default-cell-style-name="ce32"/>
        <table:table-column table:style-name="co11" table:default-cell-style-name="ce32" table:number-columns-repeated="7"/>
        <table:table-column table:style-name="co12" table:default-cell-style-name="ce32" table:number-columns-repeated="106"/>
        <table:table-column table:style-name="co12" table:default-cell-style-name="ce10" table:number-columns-repeated="133"/>
        <table:table-column table:style-name="co12" table:default-cell-style-name="Default" table:number-columns-repeated="767"/>
        <table:table-row table:style-name="ro1">
          <table:table-cell ns41:value-type="string" table:number-rows-spanned="1" table:style-name="TL Title" table:number-columns-spanned="11" office:value-type="string">
            <text:p>C. ECONOMISCH-GEOGRAFISCHE GEBIEDEN. Tabel 40. Enkele uitkomsten van de woning- en gezinstelling per economisch-geografisch gebied (verhoudingscijfers)</text:p>
          </table:table-cell>
          <table:covered-table-cell table:style-name="TL Title" table:number-columns-repeated="9"/>
          <table:covered-table-cell table:style-name="ce49"/>
          <table:table-cell table:style-name="ce58" table:number-columns-repeated="113"/>
          <table:table-cell table:style-name="ce61" table:number-columns-repeated="900"/>
        </table:table-row>
        <table:table-row table:style-name="ro1">
          <table:table-cell table:style-name="ce2" table:number-columns-repeated="3"/>
          <table:table-cell table:style-name="ce21" table:number-columns-repeated="8"/>
          <table:table-cell table:style-name="ce58" table:number-columns-repeated="113"/>
          <table:table-cell table:style-name="ce61" table:number-columns-repeated="900"/>
        </table:table-row>
        <table:table-row table:style-name="ro2">
          <table:table-cell ns41:value-type="string" table:number-rows-spanned="7" table:style-name="TL RowProperty" table:number-columns-spanned="1" office:value-type="string">
            <text:p>No</text:p>
          </table:table-cell>
          <table:table-cell ns41:value-type="string" table:number-rows-spanned="7" table:style-name="TL RowProperty" table:number-columns-spanned="1" office:value-type="string">
            <text:p>Economisch-geografisch gebied</text:p>
          </table:table-cell>
          <table:table-cell table:style-name="ce2"/>
          <table:table-cell ns41:value-type="string" table:number-rows-spanned="7" table:style-name="TL ColHeader" table:number-columns-spanned="1" office:value-type="string">
            <text:p>% een en twee-kamer woningen onder de gewone woningen</text:p>
          </table:table-cell>
          <table:table-cell ns41:value-type="string" table:number-rows-spanned="1" table:style-name="TL ColHeader" table:number-columns-spanned="2" office:value-type="string">
            <text:p>% bewoonde woningen</text:p>
          </table:table-cell>
          <table:covered-table-cell table:style-name="ce33"/>
          <table:table-cell ns41:value-type="string" table:number-rows-spanned="7" table:style-name="TL ColHeader" table:number-columns-spanned="1" office:value-type="string">
            <text:p>% door de eigenaar bewoonde woningen</text:p>
          </table:table-cell>
          <table:table-cell ns41:value-type="string" table:number-rows-spanned="7" table:style-name="TL ColHeader" table:number-columns-spanned="1" office:value-type="string">
            <text:p>Woondicht-heid der bewoonde woningen (aantal per-sonen per vertrek)</text:p>
          </table:table-cell>
          <table:table-cell ns41:value-type="string" table:number-rows-spanned="7" table:style-name="TL ColHeader" table:number-columns-spanned="1" office:value-type="string">
            <text:p>Het woning-tekort in % der bewoonde woningen</text:p>
          </table:table-cell>
          <table:table-cell ns41:value-type="string" table:number-rows-spanned="7" table:style-name="TL ColHeader" table:number-columns-spanned="1" office:value-type="string">
            <text:p>% huishou-dens met 1 en 2 kinderen onder de huis-houdens met kinderen</text:p>
          </table:table-cell>
          <table:table-cell ns41:value-type="string" table:number-rows-spanned="7" table:style-name="TL ColHeader" table:number-columns-spanned="1" office:value-type="string">
            <text:p>% huishou-dens met kinderen &lt; 6 jaar onder de huishoudens met kinderen</text:p>
          </table:table-cell>
          <table:table-cell table:style-name="ce58" table:number-columns-repeated="113"/>
          <table:table-cell table:style-name="ce61" table:number-columns-repeated="900"/>
        </table:table-row>
        <table:table-row table:style-name="ro3">
          <table:covered-table-cell table:style-name="ce4"/>
          <table:covered-table-cell table:style-name="ce13"/>
          <table:table-cell table:style-name="ce2"/>
          <table:covered-table-cell table:style-name="ce23"/>
          <table:table-cell ns41:value-type="string" table:number-rows-spanned="6" table:style-name="TL ColHeader" table:number-columns-spanned="1" office:value-type="string">
            <text:p>zonder aansluiting op de water-leiding</text:p>
          </table:table-cell>
          <table:table-cell ns41:value-type="string" table:number-rows-spanned="6" table:style-name="TL ColHeader" table:number-columns-spanned="1" office:value-type="string">
            <text:p>zonder aansluiting op de gasleiding en op het electr.net</text:p>
          </table:table-cell>
          <table:covered-table-cell table:style-name="TL ColHeader" table:number-columns-repeated="4"/>
          <table:covered-table-cell table:style-name="ce51"/>
          <table:table-cell table:style-name="ce58" table:number-columns-repeated="113"/>
          <table:table-cell table:style-name="ce61" table:number-columns-repeated="900"/>
        </table:table-row>
        <table:table-row table:style-name="ro3">
          <table:covered-table-cell table:style-name="ce4"/>
          <table:covered-table-cell table:style-name="ce13"/>
          <table:table-cell table:style-name="ce2"/>
          <table:covered-table-cell table:style-name="ce23"/>
          <table:covered-table-cell table:style-name="TL ColHeader" table:number-columns-repeated="6"/>
          <table:covered-table-cell table:style-name="ce51"/>
          <table:table-cell table:style-name="ce58" table:number-columns-repeated="113"/>
          <table:table-cell table:style-name="ce61" table:number-columns-repeated="900"/>
        </table:table-row>
        <table:table-row table:style-name="ro3">
          <table:covered-table-cell table:style-name="ce4"/>
          <table:covered-table-cell table:style-name="ce13"/>
          <table:table-cell table:style-name="ce2"/>
          <table:covered-table-cell table:style-name="ce23"/>
          <table:covered-table-cell table:style-name="TL ColHeader" table:number-columns-repeated="6"/>
          <table:covered-table-cell table:style-name="ce51"/>
          <table:table-cell table:style-name="ce58" table:number-columns-repeated="113"/>
          <table:table-cell table:style-name="ce61" table:number-columns-repeated="900"/>
        </table:table-row>
        <table:table-row table:style-name="ro3">
          <table:covered-table-cell table:style-name="ce4"/>
          <table:covered-table-cell table:style-name="ce13"/>
          <table:table-cell table:style-name="ce2"/>
          <table:covered-table-cell table:style-name="ce23"/>
          <table:covered-table-cell table:style-name="TL ColHeader" table:number-columns-repeated="6"/>
          <table:covered-table-cell table:style-name="ce51"/>
          <table:table-cell table:style-name="ce58" table:number-columns-repeated="113"/>
          <table:table-cell table:style-name="ce61" table:number-columns-repeated="900"/>
        </table:table-row>
        <table:table-row table:style-name="ro3">
          <table:covered-table-cell table:style-name="ce4"/>
          <table:covered-table-cell table:style-name="ce13"/>
          <table:table-cell table:style-name="ce2"/>
          <table:covered-table-cell table:style-name="ce23"/>
          <table:covered-table-cell table:style-name="TL ColHeader" table:number-columns-repeated="6"/>
          <table:covered-table-cell table:style-name="ce51"/>
          <table:table-cell table:style-name="ce58" table:number-columns-repeated="113"/>
          <table:table-cell table:style-name="ce61" table:number-columns-repeated="900"/>
        </table:table-row>
        <table:table-row table:style-name="ro4">
          <table:covered-table-cell table:style-name="ce4"/>
          <table:covered-table-cell table:style-name="ce13"/>
          <table:table-cell table:style-name="ce2"/>
          <table:covered-table-cell table:style-name="ce23"/>
          <table:covered-table-cell table:style-name="TL ColHeader" table:number-columns-repeated="6"/>
          <table:covered-table-cell table:style-name="ce51"/>
          <table:table-cell table:style-name="ce58" table:number-columns-repeated="113"/>
          <table:table-cell table:style-name="ce61" table:number-columns-repeated="900"/>
        </table:table-row>
        <table:table-row table:style-name="ro1">
          <table:table-cell ns41:value-type="float" table:style-name="TL ColHeader" office:value="1" office:value-type="float">
            <text:p>1</text:p>
          </table:table-cell>
          <table:table-cell ns41:value-type="float" table:style-name="TL ColHeader" office:value="2" office:value-type="float">
            <text:p>2</text:p>
          </table:table-cell>
          <table:table-cell table:style-name="ce20"/>
          <table:table-cell ns41:value-type="float" table:style-name="TL ColHeader" office:value="3" office:value-type="float">
            <text:p>3</text:p>
          </table:table-cell>
          <table:table-cell ns41:value-type="float" table:style-name="TL ColHeader" office:value="4" office:value-type="float">
            <text:p>4</text:p>
          </table:table-cell>
          <table:table-cell ns41:value-type="float" table:style-name="TL ColHeader" office:value="5" office:value-type="float">
            <text:p>5</text:p>
          </table:table-cell>
          <table:table-cell ns41:value-type="float" table:style-name="TL ColHeader" office:value="6" office:value-type="float">
            <text:p>6</text:p>
          </table:table-cell>
          <table:table-cell ns41:value-type="float" table:style-name="TL ColHeader" office:value="7" office:value-type="float">
            <text:p>7</text:p>
          </table:table-cell>
          <table:table-cell ns41:value-type="float" table:style-name="TL ColHeader" office:value="8" office:value-type="float">
            <text:p>8</text:p>
          </table:table-cell>
          <table:table-cell ns41:value-type="float" table:style-name="TL ColHeader" office:value="9" office:value-type="float">
            <text:p>9</text:p>
          </table:table-cell>
          <table:table-cell ns41:value-type="float" table:style-name="TL ColHeader" office:value="10" office:value-type="float">
            <text:p>10</text:p>
          </table:table-cell>
          <table:table-cell table:style-name="ce59" table:number-columns-repeated="1013"/>
        </table:table-row>
        <table:table-row table:style-name="ro2">
          <table:table-cell table:style-name="ce6" table:number-columns-repeated="3"/>
          <table:table-cell table:style-name="ce24" table:number-columns-repeated="8"/>
          <table:table-cell table:number-columns-repeated="1013"/>
        </table:table-row>
        <table:table-row table:style-name="ro2">
          <table:table-cell ns41:value-type="float" table:style-name="TL RowHeader" office:value="1" office:value-type="float">
            <text:p>1</text:p>
          </table:table-cell>
          <table:table-cell ns41:value-type="string" table:style-name="TL RowHeader" office:value-type="string">
            <text:p>Noord-Groningse bouwstreek </text:p>
          </table:table-cell>
          <table:table-cell/>
          <table:table-cell ns41:value-type="string" table:style-name="TL Data" office:value-type="string">
            <text:p>44,0</text:p>
          </table:table-cell>
          <table:table-cell ns41:value-type="string" table:style-name="TL Data" office:value-type="string">
            <text:p>45,8</text:p>
          </table:table-cell>
          <table:table-cell ns41:value-type="string" table:style-name="TL Data" office:value-type="string">
            <text:p>9,3</text:p>
          </table:table-cell>
          <table:table-cell ns41:value-type="string" table:style-name="TL Data" office:value-type="string">
            <text:p>48,4</text:p>
          </table:table-cell>
          <table:table-cell ns41:value-type="string" table:style-name="TL Data" office:value-type="string">
            <text:p>1,06</text:p>
          </table:table-cell>
          <table:table-cell ns41:value-type="string" table:style-name="TL Data" office:value-type="string">
            <text:p>6,8</text:p>
          </table:table-cell>
          <table:table-cell ns41:value-type="float" table:style-name="TL Data" office:value="66" office:value-type="float">
            <text:p>66.0</text:p>
          </table:table-cell>
          <table:table-cell ns41:value-type="string" table:style-name="TL Data" office:value-type="string">
            <text:p>43,4</text:p>
          </table:table-cell>
          <table:table-cell table:number-columns-repeated="9"/>
          <table:table-cell table:style-name="ce60"/>
          <table:table-cell table:number-columns-repeated="1003"/>
        </table:table-row>
        <table:table-row table:style-name="ro2">
          <table:table-cell ns41:value-type="float" table:style-name="TL RowHeader" office:value="2" office:value-type="float">
            <text:p>2</text:p>
          </table:table-cell>
          <table:table-cell ns41:value-type="string" table:style-name="TL RowHeader" office:value-type="string">
            <text:p>Groninger veenstreken </text:p>
          </table:table-cell>
          <table:table-cell/>
          <table:table-cell ns41:value-type="string" table:style-name="TL Data" office:value-type="string">
            <text:p>37,8</text:p>
          </table:table-cell>
          <table:table-cell ns41:value-type="string" table:style-name="TL Data" office:value-type="string">
            <text:p>30,3</text:p>
          </table:table-cell>
          <table:table-cell ns41:value-type="string" table:style-name="TL Data" office:value-type="string">
            <text:p>15,9</text:p>
          </table:table-cell>
          <table:table-cell ns41:value-type="string" table:style-name="TL Data" office:value-type="string">
            <text:p>41,8</text:p>
          </table:table-cell>
          <table:table-cell ns41:value-type="string" table:style-name="TL Data" office:value-type="string">
            <text:p>1,13</text:p>
          </table:table-cell>
          <table:table-cell ns41:value-type="string" table:style-name="TL Data" office:value-type="string">
            <text:p>10,0</text:p>
          </table:table-cell>
          <table:table-cell ns41:value-type="string" table:style-name="TL Data" office:value-type="string">
            <text:p>63,8</text:p>
          </table:table-cell>
          <table:table-cell ns41:value-type="string" table:style-name="TL Data" office:value-type="string">
            <text:p>46,2</text:p>
          </table:table-cell>
          <table:table-cell table:number-columns-repeated="1013"/>
        </table:table-row>
        <table:table-row table:style-name="ro2">
          <table:table-cell ns41:value-type="float" table:style-name="TL RowHeader" office:value="3" office:value-type="float">
            <text:p>3</text:p>
          </table:table-cell>
          <table:table-cell ns41:value-type="string" table:style-name="TL RowHeader" office:value-type="string">
            <text:p>Groninger weidegebied: in Groningen </text:p>
          </table:table-cell>
          <table:table-cell/>
          <table:table-cell ns41:value-type="string" table:style-name="TL Data" office:value-type="string">
            <text:p>28,7</text:p>
          </table:table-cell>
          <table:table-cell ns41:value-type="string" table:style-name="TL Data" office:value-type="string">
            <text:p>66,3</text:p>
          </table:table-cell>
          <table:table-cell ns41:value-type="string" table:style-name="TL Data" office:value-type="string">
            <text:p>21,7</text:p>
          </table:table-cell>
          <table:table-cell ns41:value-type="string" table:style-name="TL Data" office:value-type="string">
            <text:p>48,7</text:p>
          </table:table-cell>
          <table:table-cell ns41:value-type="string" table:style-name="TL Data" office:value-type="string">
            <text:p>1,14</text:p>
          </table:table-cell>
          <table:table-cell ns41:value-type="string" table:style-name="TL Data" office:value-type="string">
            <text:p>10,2</text:p>
          </table:table-cell>
          <table:table-cell ns41:value-type="float" table:style-name="TL Data" office:value="59" office:value-type="float">
            <text:p>59.0</text:p>
          </table:table-cell>
          <table:table-cell ns41:value-type="string" table:style-name="TL Data" office:value-type="string">
            <text:p>46,5</text:p>
          </table:table-cell>
          <table:table-cell table:number-columns-repeated="1013"/>
        </table:table-row>
        <table:table-row table:style-name="ro2">
          <table:table-cell ns41:value-type="float" table:style-name="TL RowHeader" office:value="3" office:value-type="float">
            <text:p>3</text:p>
          </table:table-cell>
          <table:table-cell ns41:value-type="string" table:style-name="TL RowHeader" office:value-type="string">
            <text:p>Groninger weidegebied: in Drenthe</text:p>
          </table:table-cell>
          <table:table-cell/>
          <table:table-cell ns41:value-type="string" table:style-name="TL Data" office:value-type="string">
            <text:p>35,1</text:p>
          </table:table-cell>
          <table:table-cell ns41:value-type="string" table:style-name="TL Data" office:value-type="string">
            <text:p>90,1</text:p>
          </table:table-cell>
          <table:table-cell ns41:value-type="string" table:style-name="TL Data" office:value-type="string">
            <text:p>23,6</text:p>
          </table:table-cell>
          <table:table-cell ns41:value-type="string" table:style-name="TL Data" office:value-type="string">
            <text:p>57,5</text:p>
          </table:table-cell>
          <table:table-cell ns41:value-type="string" table:style-name="TL Data" office:value-type="string">
            <text:p>1,39</text:p>
          </table:table-cell>
          <table:table-cell ns41:value-type="string" table:style-name="TL Data" office:value-type="string">
            <text:p>16,3</text:p>
          </table:table-cell>
          <table:table-cell ns41:value-type="string" table:style-name="TL Data" office:value-type="string">
            <text:p>63,5</text:p>
          </table:table-cell>
          <table:table-cell ns41:value-type="string" table:style-name="TL Data" office:value-type="string">
            <text:p>46,8</text:p>
          </table:table-cell>
          <table:table-cell table:number-columns-repeated="1013"/>
        </table:table-row>
        <table:table-row table:style-name="ro2">
          <table:table-cell ns41:value-type="float" table:style-name="TL RowHeader" office:value="4" office:value-type="float">
            <text:p>4</text:p>
          </table:table-cell>
          <table:table-cell ns41:value-type="string" table:style-name="TL RowHeader" office:value-type="string">
            <text:p>Stad Groningen </text:p>
          </table:table-cell>
          <table:table-cell/>
          <table:table-cell ns41:value-type="string" table:style-name="TL Data" office:value-type="string">
            <text:p>9,3</text:p>
          </table:table-cell>
          <table:table-cell ns41:value-type="string" table:style-name="TL Data" office:value-type="string">
            <text:p>0,8</text:p>
          </table:table-cell>
          <table:table-cell ns41:value-type="string" table:style-name="TL Data" office:value-type="string">
            <text:p>0,3</text:p>
          </table:table-cell>
          <table:table-cell ns41:value-type="string" table:style-name="TL Data" office:value-type="string">
            <text:p>14,1</text:p>
          </table:table-cell>
          <table:table-cell ns41:value-type="string" table:style-name="TL Data" office:value-type="string">
            <text:p>0,8</text:p>
          </table:table-cell>
          <table:table-cell ns41:value-type="string" table:style-name="TL Data" office:value-type="string">
            <text:p>13,1</text:p>
          </table:table-cell>
          <table:table-cell ns41:value-type="string" table:style-name="TL Data" office:value-type="string">
            <text:p>70,3</text:p>
          </table:table-cell>
          <table:table-cell ns41:value-type="string" table:style-name="TL Data" office:value-type="string">
            <text:p>43,9</text:p>
          </table:table-cell>
          <table:table-cell table:number-columns-repeated="1013"/>
        </table:table-row>
        <table:table-row table:style-name="ro2">
          <table:table-cell ns41:value-type="float" table:style-name="TL RowHeader" office:value="5" office:value-type="float">
            <text:p>5</text:p>
          </table:table-cell>
          <table:table-cell ns41:value-type="string" table:style-name="TL RowHeader" office:value-type="string">
            <text:p>Drentse veenstreken</text:p>
          </table:table-cell>
          <table:table-cell/>
          <table:table-cell ns41:value-type="string" table:style-name="TL Data" office:value-type="string">
            <text:p>40,5</text:p>
          </table:table-cell>
          <table:table-cell ns41:value-type="string" table:style-name="TL Data" office:value-type="string">
            <text:p>96,4</text:p>
          </table:table-cell>
          <table:table-cell ns41:value-type="string" table:style-name="TL Data" office:value-type="string">
            <text:p>15,8</text:p>
          </table:table-cell>
          <table:table-cell ns41:value-type="string" table:style-name="TL Data" office:value-type="string">
            <text:p>46,1</text:p>
          </table:table-cell>
          <table:table-cell ns41:value-type="string" table:style-name="TL Data" office:value-type="string">
            <text:p>1,47</text:p>
          </table:table-cell>
          <table:table-cell ns41:value-type="string" table:style-name="TL Data" office:value-type="string">
            <text:p>22,7</text:p>
          </table:table-cell>
          <table:table-cell ns41:value-type="string" table:style-name="TL Data" office:value-type="string">
            <text:p>55,6</text:p>
          </table:table-cell>
          <table:table-cell ns41:value-type="float" table:style-name="TL Data" office:value="50" office:value-type="float">
            <text:p>50.0</text:p>
          </table:table-cell>
          <table:table-cell table:number-columns-repeated="1013"/>
        </table:table-row>
        <table:table-row table:style-name="ro2">
          <table:table-cell ns41:value-type="float" table:style-name="TL RowHeader" office:value="6" office:value-type="float">
            <text:p>6</text:p>
          </table:table-cell>
          <table:table-cell ns41:value-type="string" table:style-name="TL RowHeader" office:value-type="string">
            <text:p>Drentse zandgronden </text:p>
          </table:table-cell>
          <table:table-cell/>
          <table:table-cell ns41:value-type="string" table:style-name="TL Data" office:value-type="string">
            <text:p>30,7</text:p>
          </table:table-cell>
          <table:table-cell ns41:value-type="string" table:style-name="TL Data" office:value-type="string">
            <text:p>73,7</text:p>
          </table:table-cell>
          <table:table-cell ns41:value-type="string" table:style-name="TL Data" office:value-type="string">
            <text:p>19,2</text:p>
          </table:table-cell>
          <table:table-cell ns41:value-type="string" table:style-name="TL Data" office:value-type="string">
            <text:p>48,3</text:p>
          </table:table-cell>
          <table:table-cell ns41:value-type="string" table:style-name="TL Data" office:value-type="string">
            <text:p>1,29</text:p>
          </table:table-cell>
          <table:table-cell ns41:value-type="string" table:style-name="TL Data" office:value-type="string">
            <text:p>20,1</text:p>
          </table:table-cell>
          <table:table-cell ns41:value-type="string" table:style-name="TL Data" office:value-type="string">
            <text:p>60,3</text:p>
          </table:table-cell>
          <table:table-cell ns41:value-type="string" table:style-name="TL Data" office:value-type="string">
            <text:p>48,3</text:p>
          </table:table-cell>
          <table:table-cell table:number-columns-repeated="1013"/>
        </table:table-row>
        <table:table-row table:style-name="ro2">
          <table:table-cell ns41:value-type="float" table:style-name="TL RowHeader" office:value="7" office:value-type="float">
            <text:p>7</text:p>
          </table:table-cell>
          <table:table-cell ns41:value-type="string" table:style-name="TL RowHeader" office:value-type="string">
            <text:p>Fries zandgebied </text:p>
          </table:table-cell>
          <table:table-cell/>
          <table:table-cell ns41:value-type="string" table:style-name="TL Data" office:value-type="string">
            <text:p>40,1</text:p>
          </table:table-cell>
          <table:table-cell ns41:value-type="string" table:style-name="TL Data" office:value-type="string">
            <text:p>80,9</text:p>
          </table:table-cell>
          <table:table-cell ns41:value-type="string" table:style-name="TL Data" office:value-type="string">
            <text:p>27,6</text:p>
          </table:table-cell>
          <table:table-cell ns41:value-type="string" table:style-name="TL Data" office:value-type="string">
            <text:p>48,6</text:p>
          </table:table-cell>
          <table:table-cell ns41:value-type="string" table:style-name="TL Data" office:value-type="string">
            <text:p>1,20</text:p>
          </table:table-cell>
          <table:table-cell ns41:value-type="string" table:style-name="TL Data" office:value-type="string">
            <text:p>8,3</text:p>
          </table:table-cell>
          <table:table-cell ns41:value-type="string" table:style-name="TL Data" office:value-type="string">
            <text:p>60,1</text:p>
          </table:table-cell>
          <table:table-cell ns41:value-type="float" table:style-name="TL Data" office:value="47" office:value-type="float">
            <text:p>47.0</text:p>
          </table:table-cell>
          <table:table-cell table:number-columns-repeated="1013"/>
        </table:table-row>
        <table:table-row table:style-name="ro2">
          <table:table-cell ns41:value-type="float" table:style-name="TL RowHeader" office:value="8" office:value-type="float">
            <text:p>8</text:p>
          </table:table-cell>
          <table:table-cell ns41:value-type="string" table:style-name="TL RowHeader" office:value-type="string">
            <text:p>Fries weidegebied </text:p>
          </table:table-cell>
          <table:table-cell/>
          <table:table-cell ns41:value-type="string" table:style-name="TL Data" office:value-type="string">
            <text:p>27,8</text:p>
          </table:table-cell>
          <table:table-cell ns41:value-type="string" table:style-name="TL Data" office:value-type="string">
            <text:p>26,5</text:p>
          </table:table-cell>
          <table:table-cell ns41:value-type="string" table:style-name="TL Data" office:value-type="string">
            <text:p>7,9</text:p>
          </table:table-cell>
          <table:table-cell ns41:value-type="string" table:style-name="TL Data" office:value-type="string">
            <text:p>35,7</text:p>
          </table:table-cell>
          <table:table-cell ns41:value-type="string" table:style-name="TL Data" office:value-type="string">
            <text:p>0,95</text:p>
          </table:table-cell>
          <table:table-cell ns41:value-type="string" table:style-name="TL Data" office:value-type="string">
            <text:p>7,9</text:p>
          </table:table-cell>
          <table:table-cell ns41:value-type="string" table:style-name="TL Data" office:value-type="string">
            <text:p>59,8</text:p>
          </table:table-cell>
          <table:table-cell ns41:value-type="string" table:style-name="TL Data" office:value-type="string">
            <text:p>46,6</text:p>
          </table:table-cell>
          <table:table-cell table:number-columns-repeated="1013"/>
        </table:table-row>
        <table:table-row table:style-name="ro2">
          <table:table-cell ns41:value-type="float" table:style-name="TL RowHeader" office:value="9" office:value-type="float">
            <text:p>9</text:p>
          </table:table-cell>
          <table:table-cell ns41:value-type="string" table:style-name="TL RowHeader" office:value-type="string">
            <text:p>Noord-Friese bouwstreek </text:p>
          </table:table-cell>
          <table:table-cell/>
          <table:table-cell ns41:value-type="string" table:style-name="TL Data" office:value-type="string">
            <text:p>47,7</text:p>
          </table:table-cell>
          <table:table-cell ns41:value-type="float" table:style-name="TL Data" office:value="52" office:value-type="float">
            <text:p>52.0</text:p>
          </table:table-cell>
          <table:table-cell ns41:value-type="string" table:style-name="TL Data" office:value-type="string">
            <text:p>9,1</text:p>
          </table:table-cell>
          <table:table-cell ns41:value-type="string" table:style-name="TL Data" office:value-type="string">
            <text:p>42,6</text:p>
          </table:table-cell>
          <table:table-cell ns41:value-type="string" table:style-name="TL Data" office:value-type="string">
            <text:p>1,18</text:p>
          </table:table-cell>
          <table:table-cell ns41:value-type="string" table:style-name="TL Data" office:value-type="string">
            <text:p>5,6</text:p>
          </table:table-cell>
          <table:table-cell ns41:value-type="string" table:style-name="TL Data" office:value-type="string">
            <text:p>56,9</text:p>
          </table:table-cell>
          <table:table-cell ns41:value-type="string" table:style-name="TL Data" office:value-type="string">
            <text:p>47,1</text:p>
          </table:table-cell>
          <table:table-cell table:number-columns-repeated="1013"/>
        </table:table-row>
        <table:table-row table:style-name="ro2">
          <table:table-cell ns41:value-type="string" table:style-name="TL RowHeader" office:value-type="string">
            <text:p>10a</text:p>
          </table:table-cell>
          <table:table-cell ns41:value-type="string" table:style-name="TL RowHeader" office:value-type="string">
            <text:p>Waddeneilanden: in Friesland </text:p>
          </table:table-cell>
          <table:table-cell/>
          <table:table-cell ns41:value-type="string" table:style-name="TL Data" office:value-type="string">
            <text:p>10,8</text:p>
          </table:table-cell>
          <table:table-cell ns41:value-type="float" table:style-name="TL Data" office:value="90" office:value-type="float">
            <text:p>90.0</text:p>
          </table:table-cell>
          <table:table-cell ns41:value-type="string" table:style-name="TL Data" office:value-type="string">
            <text:p>11,5</text:p>
          </table:table-cell>
          <table:table-cell ns41:value-type="string" table:style-name="TL Data" office:value-type="string">
            <text:p>61,4</text:p>
          </table:table-cell>
          <table:table-cell ns41:value-type="string" table:style-name="TL Data" office:value-type="string">
            <text:p>0,72</text:p>
          </table:table-cell>
          <table:table-cell ns41:value-type="string" table:style-name="TL Data" office:value-type="string">
            <text:p>7,9</text:p>
          </table:table-cell>
          <table:table-cell ns41:value-type="string" table:style-name="TL Data" office:value-type="string">
            <text:p>69,8</text:p>
          </table:table-cell>
          <table:table-cell ns41:value-type="string" table:style-name="TL Data" office:value-type="string">
            <text:p>45,7</text:p>
          </table:table-cell>
          <table:table-cell table:number-columns-repeated="1013"/>
        </table:table-row>
        <table:table-row table:style-name="ro2">
          <table:table-cell ns41:value-type="string" table:style-name="TL RowHeader" office:value-type="string">
            <text:p>10a</text:p>
          </table:table-cell>
          <table:table-cell ns41:value-type="string" table:style-name="TL RowHeader" office:value-type="string">
            <text:p>Waddeneilanden: in Noordholland </text:p>
          </table:table-cell>
          <table:table-cell/>
          <table:table-cell ns41:value-type="string" table:style-name="TL Data" office:value-type="string">
            <text:p>10,7</text:p>
          </table:table-cell>
          <table:table-cell ns41:value-type="float" table:style-name="TL Data" office:value="100" office:value-type="float">
            <text:p>100.0</text:p>
          </table:table-cell>
          <table:table-cell ns41:value-type="float" table:style-name="TL Data" office:value="19" office:value-type="float">
            <text:p>19.0</text:p>
          </table:table-cell>
          <table:table-cell ns41:value-type="string" table:style-name="TL Data" office:value-type="string">
            <text:p>48,3</text:p>
          </table:table-cell>
          <table:table-cell ns41:value-type="string" table:style-name="TL Data" office:value-type="string">
            <text:p>0,86</text:p>
          </table:table-cell>
          <table:table-cell ns41:value-type="string" table:style-name="TL Data" office:value-type="string">
            <text:p>14,7</text:p>
          </table:table-cell>
          <table:table-cell ns41:value-type="float" table:style-name="TL Data" office:value="60" office:value-type="float">
            <text:p>60.0</text:p>
          </table:table-cell>
          <table:table-cell ns41:value-type="string" table:style-name="TL Data" office:value-type="string">
            <text:p>49,3</text:p>
          </table:table-cell>
          <table:table-cell table:number-columns-repeated="1013"/>
        </table:table-row>
        <table:table-row table:style-name="ro2">
          <table:table-cell ns41:value-type="string" table:style-name="TL RowHeader" office:value-type="string">
            <text:p>10b</text:p>
          </table:table-cell>
          <table:table-cell ns41:value-type="string" table:style-name="TL RowHeader" office:value-type="string">
            <text:p>Wieringen, Urk, Marken, Wieringermeer </text:p>
          </table:table-cell>
          <table:table-cell/>
          <table:table-cell ns41:value-type="float" table:style-name="TL Data" office:value="19" office:value-type="float">
            <text:p>19.0</text:p>
          </table:table-cell>
          <table:table-cell ns41:value-type="string" table:style-name="TL Data" office:value-type="string">
            <text:p>27,9</text:p>
          </table:table-cell>
          <table:table-cell ns41:value-type="string" table:style-name="TL Data" office:value-type="string">
            <text:p>2,4</text:p>
          </table:table-cell>
          <table:table-cell ns41:value-type="string" table:style-name="TL Data" office:value-type="string">
            <text:p>50,1</text:p>
          </table:table-cell>
          <table:table-cell ns41:value-type="string" table:style-name="TL Data" office:value-type="string">
            <text:p>1,02</text:p>
          </table:table-cell>
          <table:table-cell ns41:value-type="string" table:style-name="TL Data" office:value-type="string">
            <text:p>28,1</text:p>
          </table:table-cell>
          <table:table-cell ns41:value-type="string" table:style-name="TL Data" office:value-type="string">
            <text:p>56,9</text:p>
          </table:table-cell>
          <table:table-cell ns41:value-type="string" table:style-name="TL Data" office:value-type="string">
            <text:p>50,8</text:p>
          </table:table-cell>
          <table:table-cell table:number-columns-repeated="1013"/>
        </table:table-row>
        <table:table-row table:style-name="ro2">
          <table:table-cell ns41:value-type="string" table:style-name="TL RowHeader" office:value-type="string">
            <text:p>10c</text:p>
          </table:table-cell>
          <table:table-cell ns41:value-type="string" table:style-name="TL RowHeader" office:value-type="string">
            <text:p>Noordoostelijke Polder </text:p>
          </table:table-cell>
          <table:table-cell/>
          <table:table-cell ns41:value-type="float" table:style-name="TL Data" office:value="0" office:value-type="float">
            <text:p>0.0</text:p>
          </table:table-cell>
          <table:table-cell ns41:value-type="string" table:style-name="TL Data" office:value-type="string">
            <text:p>6,7</text:p>
          </table:table-cell>
          <table:table-cell ns41:value-type="string" table:style-name="TL Data" office:value-type="string">
            <text:p>2,1</text:p>
          </table:table-cell>
          <table:table-cell ns41:value-type="float" table:style-name="TL Data" office:value="0" office:value-type="float">
            <text:p>0.0</text:p>
          </table:table-cell>
          <table:table-cell ns41:value-type="string" table:style-name="TL Data" office:value-type="string">
            <text:p>0,63</text:p>
          </table:table-cell>
          <table:table-cell ns41:value-type="float" table:style-name="TL Data" office:value="62" office:value-type="float">
            <text:p>62.0</text:p>
          </table:table-cell>
          <table:table-cell ns41:value-type="string" table:style-name="TL Data" office:value-type="string">
            <text:p>64,7</text:p>
          </table:table-cell>
          <table:table-cell ns41:value-type="string" table:style-name="TL Data" office:value-type="string">
            <text:p>46,5</text:p>
          </table:table-cell>
          <table:table-cell table:number-columns-repeated="1013"/>
        </table:table-row>
        <table:table-row table:style-name="ro2">
          <table:table-cell ns41:value-type="float" table:style-name="TL RowHeader" office:value="11" office:value-type="float">
            <text:p>11</text:p>
          </table:table-cell>
          <table:table-cell ns41:value-type="string" table:style-name="TL RowHeader" office:value-type="string">
            <text:p>West-Overijssels weidegebied: in Drenthe </text:p>
          </table:table-cell>
          <table:table-cell/>
          <table:table-cell ns41:value-type="string" table:style-name="TL Data" office:value-type="string">
            <text:p>8,4</text:p>
          </table:table-cell>
          <table:table-cell ns41:value-type="string" table:style-name="TL Data" office:value-type="string">
            <text:p>1,9</text:p>
          </table:table-cell>
          <table:table-cell ns41:value-type="string" table:style-name="TL Data" office:value-type="string">
            <text:p>0,6</text:p>
          </table:table-cell>
          <table:table-cell ns41:value-type="string" table:style-name="TL Data" office:value-type="string">
            <text:p>18,1</text:p>
          </table:table-cell>
          <table:table-cell ns41:value-type="string" table:style-name="TL Data" office:value-type="string">
            <text:p>0,79</text:p>
          </table:table-cell>
          <table:table-cell ns41:value-type="string" table:style-name="TL Data" office:value-type="string">
            <text:p>10,3</text:p>
          </table:table-cell>
          <table:table-cell ns41:value-type="string" table:style-name="TL Data" office:value-type="string">
            <text:p>66,9</text:p>
          </table:table-cell>
          <table:table-cell ns41:value-type="string" table:style-name="TL Data" office:value-type="string">
            <text:p>49,1</text:p>
          </table:table-cell>
          <table:table-cell table:number-columns-repeated="1013"/>
        </table:table-row>
        <table:table-row table:style-name="ro2">
          <table:table-cell ns41:value-type="float" table:style-name="TL RowHeader" office:value="11" office:value-type="float">
            <text:p>11</text:p>
          </table:table-cell>
          <table:table-cell ns41:value-type="string" table:style-name="TL RowHeader" office:value-type="string">
            <text:p>West-Overijssels weidegebied: in Overijssel </text:p>
          </table:table-cell>
          <table:table-cell/>
          <table:table-cell ns41:value-type="string" table:style-name="TL Data" office:value-type="string">
            <text:p>15,1</text:p>
          </table:table-cell>
          <table:table-cell ns41:value-type="string" table:style-name="TL Data" office:value-type="string">
            <text:p>22,6</text:p>
          </table:table-cell>
          <table:table-cell ns41:value-type="string" table:style-name="TL Data" office:value-type="string">
            <text:p>11,4</text:p>
          </table:table-cell>
          <table:table-cell ns41:value-type="string" table:style-name="TL Data" office:value-type="string">
            <text:p>40,8</text:p>
          </table:table-cell>
          <table:table-cell ns41:value-type="string" table:style-name="TL Data" office:value-type="string">
            <text:p>0,97</text:p>
          </table:table-cell>
          <table:table-cell ns41:value-type="string" table:style-name="TL Data" office:value-type="string">
            <text:p>13,4</text:p>
          </table:table-cell>
          <table:table-cell ns41:value-type="string" table:style-name="TL Data" office:value-type="string">
            <text:p>59,2</text:p>
          </table:table-cell>
          <table:table-cell ns41:value-type="string" table:style-name="TL Data" office:value-type="string">
            <text:p>47,4</text:p>
          </table:table-cell>
          <table:table-cell table:number-columns-repeated="1013"/>
        </table:table-row>
        <table:table-row table:style-name="ro2">
          <table:table-cell ns41:value-type="float" table:style-name="TL RowHeader" office:value="12" office:value-type="float">
            <text:p>12</text:p>
          </table:table-cell>
          <table:table-cell ns41:value-type="string" table:style-name="TL RowHeader" office:value-type="string">
            <text:p>Zandgebied Z-Drenthe en N-Overijssel: in Drenthe</text:p>
          </table:table-cell>
          <table:table-cell/>
          <table:table-cell ns41:value-type="float" table:style-name="TL Data" office:value="27" office:value-type="float">
            <text:p>27.0</text:p>
          </table:table-cell>
          <table:table-cell ns41:value-type="string" table:style-name="TL Data" office:value-type="string">
            <text:p>32,1</text:p>
          </table:table-cell>
          <table:table-cell ns41:value-type="string" table:style-name="TL Data" office:value-type="string">
            <text:p>19,3</text:p>
          </table:table-cell>
          <table:table-cell ns41:value-type="string" table:style-name="TL Data" office:value-type="string">
            <text:p>38,8</text:p>
          </table:table-cell>
          <table:table-cell ns41:value-type="string" table:style-name="TL Data" office:value-type="string">
            <text:p>1,28</text:p>
          </table:table-cell>
          <table:table-cell ns41:value-type="string" table:style-name="TL Data" office:value-type="string">
            <text:p>16,4</text:p>
          </table:table-cell>
          <table:table-cell ns41:value-type="string" table:style-name="TL Data" office:value-type="string">
            <text:p>52,6</text:p>
          </table:table-cell>
          <table:table-cell ns41:value-type="string" table:style-name="TL Data" office:value-type="string">
            <text:p>52,4</text:p>
          </table:table-cell>
          <table:table-cell table:number-columns-repeated="1013"/>
        </table:table-row>
        <table:table-row table:style-name="ro2">
          <table:table-cell ns41:value-type="float" table:style-name="TL RowHeader" office:value="12" office:value-type="float">
            <text:p>12</text:p>
          </table:table-cell>
          <table:table-cell ns41:value-type="string" table:style-name="TL RowHeader" office:value-type="string">
            <text:p>Zandgebied Z-Drenthe en N-Overijssel: in Overijssel</text:p>
          </table:table-cell>
          <table:table-cell/>
          <table:table-cell ns41:value-type="string" table:style-name="TL Data" office:value-type="string">
            <text:p>24,3</text:p>
          </table:table-cell>
          <table:table-cell ns41:value-type="string" table:style-name="TL Data" office:value-type="string">
            <text:p>56,7</text:p>
          </table:table-cell>
          <table:table-cell ns41:value-type="string" table:style-name="TL Data" office:value-type="string">
            <text:p>14,1</text:p>
          </table:table-cell>
          <table:table-cell ns41:value-type="string" table:style-name="TL Data" office:value-type="string">
            <text:p>56,7</text:p>
          </table:table-cell>
          <table:table-cell ns41:value-type="string" table:style-name="TL Data" office:value-type="string">
            <text:p>1,27</text:p>
          </table:table-cell>
          <table:table-cell ns41:value-type="string" table:style-name="TL Data" office:value-type="string">
            <text:p>18,1</text:p>
          </table:table-cell>
          <table:table-cell ns41:value-type="string" table:style-name="TL Data" office:value-type="string">
            <text:p>49,4</text:p>
          </table:table-cell>
          <table:table-cell ns41:value-type="string" table:style-name="TL Data" office:value-type="string">
            <text:p>50,6</text:p>
          </table:table-cell>
          <table:table-cell table:number-columns-repeated="1013"/>
        </table:table-row>
        <table:table-row table:style-name="ro2">
          <table:table-cell ns41:value-type="string" table:style-name="TL RowHeader" office:value-type="string">
            <text:p>13a</text:p>
          </table:table-cell>
          <table:table-cell ns41:value-type="string" table:style-name="TL RowHeader" office:value-type="string">
            <text:p>Industriegebied van Twenthe </text:p>
          </table:table-cell>
          <table:table-cell/>
          <table:table-cell ns41:value-type="string" table:style-name="TL Data" office:value-type="string">
            <text:p>2,6</text:p>
          </table:table-cell>
          <table:table-cell ns41:value-type="string" table:style-name="TL Data" office:value-type="string">
            <text:p>24,8</text:p>
          </table:table-cell>
          <table:table-cell ns41:value-type="string" table:style-name="TL Data" office:value-type="string">
            <text:p>1,5</text:p>
          </table:table-cell>
          <table:table-cell ns41:value-type="string" table:style-name="TL Data" office:value-type="string">
            <text:p>34,8</text:p>
          </table:table-cell>
          <table:table-cell ns41:value-type="string" table:style-name="TL Data" office:value-type="string">
            <text:p>0,89</text:p>
          </table:table-cell>
          <table:table-cell ns41:value-type="string" table:style-name="TL Data" office:value-type="string">
            <text:p>17,2</text:p>
          </table:table-cell>
          <table:table-cell ns41:value-type="string" table:style-name="TL Data" office:value-type="string">
            <text:p>59,0</text:p>
          </table:table-cell>
          <table:table-cell ns41:value-type="string" table:style-name="TL Data" office:value-type="string">
            <text:p>46,6</text:p>
          </table:table-cell>
          <table:table-cell table:number-columns-repeated="1013"/>
        </table:table-row>
        <table:table-row table:style-name="ro2">
          <table:table-cell ns41:value-type="string" table:style-name="TL RowHeader" office:value-type="string">
            <text:p>13b</text:p>
          </table:table-cell>
          <table:table-cell ns41:value-type="string" table:style-name="TL RowHeader" office:value-type="string">
            <text:p>Industriegebied Achterhoek van Gelderland </text:p>
          </table:table-cell>
          <table:table-cell/>
          <table:table-cell ns41:value-type="string" table:style-name="TL Data" office:value-type="string">
            <text:p>2,4</text:p>
          </table:table-cell>
          <table:table-cell ns41:value-type="string" table:style-name="TL Data" office:value-type="string">
            <text:p>44,9</text:p>
          </table:table-cell>
          <table:table-cell ns41:value-type="string" table:style-name="TL Data" office:value-type="string">
            <text:p>14,3</text:p>
          </table:table-cell>
          <table:table-cell ns41:value-type="string" table:style-name="TL Data" office:value-type="string">
            <text:p>56,2</text:p>
          </table:table-cell>
          <table:table-cell ns41:value-type="string" table:style-name="TL Data" office:value-type="string">
            <text:p>1,01</text:p>
          </table:table-cell>
          <table:table-cell ns41:value-type="string" table:style-name="TL Data" office:value-type="string">
            <text:p>21,1</text:p>
          </table:table-cell>
          <table:table-cell ns41:value-type="string" table:style-name="TL Data" office:value-type="string">
            <text:p>52,3</text:p>
          </table:table-cell>
          <table:table-cell ns41:value-type="string" table:style-name="TL Data" office:value-type="string">
            <text:p>48,4</text:p>
          </table:table-cell>
          <table:table-cell table:number-columns-repeated="1013"/>
        </table:table-row>
        <table:table-row table:style-name="ro2">
          <table:table-cell ns41:value-type="string" table:style-name="TL RowHeader" office:value-type="string">
            <text:p>14a</text:p>
          </table:table-cell>
          <table:table-cell ns41:value-type="string" table:style-name="TL RowHeader" office:value-type="string">
            <text:p>Zandgebied in ZW-Overijssel</text:p>
          </table:table-cell>
          <table:table-cell/>
          <table:table-cell ns41:value-type="string" table:style-name="TL Data" office:value-type="string">
            <text:p>4,8</text:p>
          </table:table-cell>
          <table:table-cell ns41:value-type="string" table:style-name="TL Data" office:value-type="string">
            <text:p>37,9</text:p>
          </table:table-cell>
          <table:table-cell ns41:value-type="string" table:style-name="TL Data" office:value-type="string">
            <text:p>11,5</text:p>
          </table:table-cell>
          <table:table-cell ns41:value-type="string" table:style-name="TL Data" office:value-type="string">
            <text:p>42,3</text:p>
          </table:table-cell>
          <table:table-cell ns41:value-type="string" table:style-name="TL Data" office:value-type="string">
            <text:p>0,91</text:p>
          </table:table-cell>
          <table:table-cell ns41:value-type="string" table:style-name="TL Data" office:value-type="string">
            <text:p>17,1</text:p>
          </table:table-cell>
          <table:table-cell ns41:value-type="string" table:style-name="TL Data" office:value-type="string">
            <text:p>61,9</text:p>
          </table:table-cell>
          <table:table-cell ns41:value-type="string" table:style-name="TL Data" office:value-type="string">
            <text:p>45,6</text:p>
          </table:table-cell>
          <table:table-cell table:number-columns-repeated="1013"/>
        </table:table-row>
        <table:table-row table:style-name="ro2">
          <table:table-cell ns41:value-type="string" table:style-name="TL RowHeader" office:value-type="string">
            <text:p>14b</text:p>
          </table:table-cell>
          <table:table-cell ns41:value-type="string" table:style-name="TL RowHeader" office:value-type="string">
            <text:p>Zandgebied W-Achterhoek van Gelderland </text:p>
          </table:table-cell>
          <table:table-cell/>
          <table:table-cell ns41:value-type="string" table:style-name="TL Data" office:value-type="string">
            <text:p>5,3</text:p>
          </table:table-cell>
          <table:table-cell ns41:value-type="string" table:style-name="TL Data" office:value-type="string">
            <text:p>55,3</text:p>
          </table:table-cell>
          <table:table-cell ns41:value-type="string" table:style-name="TL Data" office:value-type="string">
            <text:p>11,6</text:p>
          </table:table-cell>
          <table:table-cell ns41:value-type="string" table:style-name="TL Data" office:value-type="string">
            <text:p>48,7</text:p>
          </table:table-cell>
          <table:table-cell ns41:value-type="string" table:style-name="TL Data" office:value-type="string">
            <text:p>0,97</text:p>
          </table:table-cell>
          <table:table-cell ns41:value-type="string" table:style-name="TL Data" office:value-type="string">
            <text:p>20,9</text:p>
          </table:table-cell>
          <table:table-cell ns41:value-type="string" table:style-name="TL Data" office:value-type="string">
            <text:p>58,9</text:p>
          </table:table-cell>
          <table:table-cell ns41:value-type="string" table:style-name="TL Data" office:value-type="string">
            <text:p>47,9</text:p>
          </table:table-cell>
          <table:table-cell table:number-columns-repeated="1013"/>
        </table:table-row>
        <table:table-row table:style-name="ro2">
          <table:table-cell ns41:value-type="float" table:style-name="TL RowHeader" office:value="15" office:value-type="float">
            <text:p>15</text:p>
          </table:table-cell>
          <table:table-cell ns41:value-type="string" table:style-name="TL RowHeader" office:value-type="string">
            <text:p>Veluwe </text:p>
          </table:table-cell>
          <table:table-cell/>
          <table:table-cell ns41:value-type="string" table:style-name="TL Data" office:value-type="string">
            <text:p>9,9</text:p>
          </table:table-cell>
          <table:table-cell ns41:value-type="string" table:style-name="TL Data" office:value-type="string">
            <text:p>62,2</text:p>
          </table:table-cell>
          <table:table-cell ns41:value-type="string" table:style-name="TL Data" office:value-type="string">
            <text:p>16,7</text:p>
          </table:table-cell>
          <table:table-cell ns41:value-type="string" table:style-name="TL Data" office:value-type="string">
            <text:p>47,6</text:p>
          </table:table-cell>
          <table:table-cell ns41:value-type="string" table:style-name="TL Data" office:value-type="string">
            <text:p>0,95</text:p>
          </table:table-cell>
          <table:table-cell ns41:value-type="string" table:style-name="TL Data" office:value-type="string">
            <text:p>18,3</text:p>
          </table:table-cell>
          <table:table-cell ns41:value-type="string" table:style-name="TL Data" office:value-type="string">
            <text:p>59,0</text:p>
          </table:table-cell>
          <table:table-cell ns41:value-type="string" table:style-name="TL Data" office:value-type="string">
            <text:p>48,5</text:p>
          </table:table-cell>
          <table:table-cell table:number-columns-repeated="1013"/>
        </table:table-row>
        <table:table-row table:style-name="ro2">
          <table:table-cell ns41:value-type="float" table:style-name="TL RowHeader" office:value="16" office:value-type="float">
            <text:p>16</text:p>
          </table:table-cell>
          <table:table-cell ns41:value-type="string" table:style-name="TL RowHeader" office:value-type="string">
            <text:p>Noordelijk Noordholland en West-Friesland </text:p>
          </table:table-cell>
          <table:table-cell/>
          <table:table-cell ns41:value-type="string" table:style-name="TL Data" office:value-type="string">
            <text:p>10,4</text:p>
          </table:table-cell>
          <table:table-cell ns41:value-type="string" table:style-name="TL Data" office:value-type="string">
            <text:p>4,7</text:p>
          </table:table-cell>
          <table:table-cell ns41:value-type="string" table:style-name="TL Data" office:value-type="string">
            <text:p>1,6</text:p>
          </table:table-cell>
          <table:table-cell ns41:value-type="string" table:style-name="TL Data" office:value-type="string">
            <text:p>38,2</text:p>
          </table:table-cell>
          <table:table-cell ns41:value-type="string" table:style-name="TL Data" office:value-type="string">
            <text:p>0,91</text:p>
          </table:table-cell>
          <table:table-cell ns41:value-type="string" table:style-name="TL Data" office:value-type="string">
            <text:p>8,6</text:p>
          </table:table-cell>
          <table:table-cell ns41:value-type="string" table:style-name="TL Data" office:value-type="string">
            <text:p>58,5</text:p>
          </table:table-cell>
          <table:table-cell ns41:value-type="string" table:style-name="TL Data" office:value-type="string">
            <text:p>48,5</text:p>
          </table:table-cell>
          <table:table-cell table:number-columns-repeated="1013"/>
        </table:table-row>
        <table:table-row table:style-name="ro2">
          <table:table-cell ns41:value-type="string" table:style-name="TL RowHeader" office:value-type="string">
            <text:p>17a</text:p>
          </table:table-cell>
          <table:table-cell ns41:value-type="string" table:style-name="TL RowHeader" office:value-type="string">
            <text:p>Duinstreek Midden en Zuidelijk Noordholland </text:p>
          </table:table-cell>
          <table:table-cell/>
          <table:table-cell ns41:value-type="string" table:style-name="TL Data" office:value-type="string">
            <text:p>2,3</text:p>
          </table:table-cell>
          <table:table-cell ns41:value-type="string" table:style-name="TL Data" office:value-type="string">
            <text:p>1,8</text:p>
          </table:table-cell>
          <table:table-cell ns41:value-type="string" table:style-name="TL Data" office:value-type="string">
            <text:p>0,4</text:p>
          </table:table-cell>
          <table:table-cell ns41:value-type="string" table:style-name="TL Data" office:value-type="string">
            <text:p>20,9</text:p>
          </table:table-cell>
          <table:table-cell ns41:value-type="string" table:style-name="TL Data" office:value-type="string">
            <text:p>0,73</text:p>
          </table:table-cell>
          <table:table-cell ns41:value-type="string" table:style-name="TL Data" office:value-type="string">
            <text:p>15,4</text:p>
          </table:table-cell>
          <table:table-cell ns41:value-type="string" table:style-name="TL Data" office:value-type="string">
            <text:p>64,8</text:p>
          </table:table-cell>
          <table:table-cell ns41:value-type="string" table:style-name="TL Data" office:value-type="string">
            <text:p>44,4</text:p>
          </table:table-cell>
          <table:table-cell table:number-columns-repeated="1013"/>
        </table:table-row>
        <table:table-row table:style-name="ro2">
          <table:table-cell ns41:value-type="string" table:style-name="TL RowHeader" office:value-type="string">
            <text:p>17b</text:p>
          </table:table-cell>
          <table:table-cell ns41:value-type="string" table:style-name="TL RowHeader" office:value-type="string">
            <text:p>Duinstreek in Zuidholland </text:p>
          </table:table-cell>
          <table:table-cell/>
          <table:table-cell ns41:value-type="string" table:style-name="TL Data" office:value-type="string">
            <text:p>10,0</text:p>
          </table:table-cell>
          <table:table-cell ns41:value-type="string" table:style-name="TL Data" office:value-type="string">
            <text:p>8,1</text:p>
          </table:table-cell>
          <table:table-cell ns41:value-type="string" table:style-name="TL Data" office:value-type="string">
            <text:p>1,5</text:p>
          </table:table-cell>
          <table:table-cell ns41:value-type="string" table:style-name="TL Data" office:value-type="string">
            <text:p>29,2</text:p>
          </table:table-cell>
          <table:table-cell ns41:value-type="string" table:style-name="TL Data" office:value-type="string">
            <text:p>0,93</text:p>
          </table:table-cell>
          <table:table-cell ns41:value-type="string" table:style-name="TL Data" office:value-type="string">
            <text:p>16,4</text:p>
          </table:table-cell>
          <table:table-cell ns41:value-type="string" table:style-name="TL Data" office:value-type="string">
            <text:p>49,7</text:p>
          </table:table-cell>
          <table:table-cell ns41:value-type="string" table:style-name="TL Data" office:value-type="string">
            <text:p>50,5</text:p>
          </table:table-cell>
          <table:table-cell table:number-columns-repeated="1013"/>
        </table:table-row>
        <table:table-row table:style-name="ro2">
          <table:table-cell ns41:value-type="string" table:style-name="TL RowHeader" office:value-type="string">
            <text:p>17c</text:p>
          </table:table-cell>
          <table:table-cell ns41:value-type="string" table:style-name="TL RowHeader" office:value-type="string">
            <text:p>Het Westland <text:s text:c="4"/></text:p>
          </table:table-cell>
          <table:table-cell/>
          <table:table-cell ns41:value-type="string" table:style-name="TL Data" office:value-type="string">
            <text:p>17,1</text:p>
          </table:table-cell>
          <table:table-cell ns41:value-type="string" table:style-name="TL Data" office:value-type="string">
            <text:p>17,3</text:p>
          </table:table-cell>
          <table:table-cell ns41:value-type="string" table:style-name="TL Data" office:value-type="string">
            <text:p>0,5</text:p>
          </table:table-cell>
          <table:table-cell ns41:value-type="string" table:style-name="TL Data" office:value-type="string">
            <text:p>32,4</text:p>
          </table:table-cell>
          <table:table-cell ns41:value-type="string" table:style-name="TL Data" office:value-type="string">
            <text:p>1,14</text:p>
          </table:table-cell>
          <table:table-cell ns41:value-type="string" table:style-name="TL Data" office:value-type="string">
            <text:p>14,9</text:p>
          </table:table-cell>
          <table:table-cell ns41:value-type="string" table:style-name="TL Data" office:value-type="string">
            <text:p>44,1</text:p>
          </table:table-cell>
          <table:table-cell ns41:value-type="string" table:style-name="TL Data" office:value-type="string">
            <text:p>52,9</text:p>
          </table:table-cell>
          <table:table-cell table:number-columns-repeated="1013"/>
        </table:table-row>
        <table:table-row table:style-name="ro2">
          <table:table-cell ns41:value-type="float" table:style-name="TL RowHeader" office:value="18" office:value-type="float">
            <text:p>18</text:p>
          </table:table-cell>
          <table:table-cell ns41:value-type="string" table:style-name="TL RowHeader" office:value-type="string">
            <text:p>Agrarisch gebied van Holland's Noorderkwartier</text:p>
          </table:table-cell>
          <table:table-cell/>
          <table:table-cell ns41:value-type="string" table:style-name="TL Data" office:value-type="string">
            <text:p>15,5</text:p>
          </table:table-cell>
          <table:table-cell ns41:value-type="string" table:style-name="TL Data" office:value-type="string">
            <text:p>7,3</text:p>
          </table:table-cell>
          <table:table-cell ns41:value-type="string" table:style-name="TL Data" office:value-type="string">
            <text:p>4,1</text:p>
          </table:table-cell>
          <table:table-cell ns41:value-type="string" table:style-name="TL Data" office:value-type="string">
            <text:p>43,9</text:p>
          </table:table-cell>
          <table:table-cell ns41:value-type="string" table:style-name="TL Data" office:value-type="string">
            <text:p>0,97</text:p>
          </table:table-cell>
          <table:table-cell ns41:value-type="string" table:style-name="TL Data" office:value-type="string">
            <text:p>6,1</text:p>
          </table:table-cell>
          <table:table-cell ns41:value-type="string" table:style-name="TL Data" office:value-type="string">
            <text:p>58,6</text:p>
          </table:table-cell>
          <table:table-cell ns41:value-type="string" table:style-name="TL Data" office:value-type="string">
            <text:p>45,8</text:p>
          </table:table-cell>
          <table:table-cell table:number-columns-repeated="1013"/>
        </table:table-row>
        <table:table-row table:style-name="ro2">
          <table:table-cell ns41:value-type="float" table:style-name="TL RowHeader" office:value="19" office:value-type="float">
            <text:p>19</text:p>
          </table:table-cell>
          <table:table-cell ns41:value-type="string" table:style-name="TL RowHeader" office:value-type="string">
            <text:p>De Zaanstreek </text:p>
          </table:table-cell>
          <table:table-cell/>
          <table:table-cell ns41:value-type="string" table:style-name="TL Data" office:value-type="string">
            <text:p>8,6</text:p>
          </table:table-cell>
          <table:table-cell ns41:value-type="string" table:style-name="TL Data" office:value-type="string">
            <text:p>0,9</text:p>
          </table:table-cell>
          <table:table-cell ns41:value-type="string" table:style-name="TL Data" office:value-type="string">
            <text:p>1,2</text:p>
          </table:table-cell>
          <table:table-cell ns41:value-type="string" table:style-name="TL Data" office:value-type="string">
            <text:p>21,0</text:p>
          </table:table-cell>
          <table:table-cell ns41:value-type="string" table:style-name="TL Data" office:value-type="string">
            <text:p>0,86</text:p>
          </table:table-cell>
          <table:table-cell ns41:value-type="string" table:style-name="TL Data" office:value-type="string">
            <text:p>6,1</text:p>
          </table:table-cell>
          <table:table-cell ns41:value-type="string" table:style-name="TL Data" office:value-type="string">
            <text:p>69,7</text:p>
          </table:table-cell>
          <table:table-cell ns41:value-type="string" table:style-name="TL Data" office:value-type="string">
            <text:p>44,3</text:p>
          </table:table-cell>
          <table:table-cell table:number-columns-repeated="1013"/>
        </table:table-row>
        <table:table-row table:style-name="ro2">
          <table:table-cell ns41:value-type="float" table:style-name="TL RowHeader" office:value="20" office:value-type="float">
            <text:p>20</text:p>
          </table:table-cell>
          <table:table-cell ns41:value-type="string" table:style-name="TL RowHeader" office:value-type="string">
            <text:p>Amsterdam</text:p>
          </table:table-cell>
          <table:table-cell/>
          <table:table-cell ns41:value-type="string" table:style-name="TL Data" office:value-type="string">
            <text:p>3,7</text:p>
          </table:table-cell>
          <table:table-cell ns41:value-type="string" table:style-name="TL Data" office:value-type="string">
            <text:p>0,2</text:p>
          </table:table-cell>
          <table:table-cell ns41:value-type="string" table:style-name="TL Data" office:value-type="string">
            <text:p>0,1</text:p>
          </table:table-cell>
          <table:table-cell ns41:value-type="string" table:style-name="TL Data" office:value-type="string">
            <text:p>2,5</text:p>
          </table:table-cell>
          <table:table-cell ns41:value-type="string" table:style-name="TL Data" office:value-type="string">
            <text:p>0,78</text:p>
          </table:table-cell>
          <table:table-cell ns41:value-type="string" table:style-name="TL Data" office:value-type="string">
            <text:p>8,9</text:p>
          </table:table-cell>
          <table:table-cell ns41:value-type="string" table:style-name="TL Data" office:value-type="string">
            <text:p>74,3</text:p>
          </table:table-cell>
          <table:table-cell ns41:value-type="string" table:style-name="TL Data" office:value-type="string">
            <text:p>42,0</text:p>
          </table:table-cell>
          <table:table-cell table:number-columns-repeated="1013"/>
        </table:table-row>
        <table:table-row table:style-name="ro2">
          <table:table-cell ns41:value-type="float" table:style-name="TL RowHeader" office:value="21" office:value-type="float">
            <text:p>21</text:p>
          </table:table-cell>
          <table:table-cell ns41:value-type="string" table:style-name="TL RowHeader" office:value-type="string">
            <text:p>Haarlemmermeer en omstreken</text:p>
          </table:table-cell>
          <table:table-cell/>
          <table:table-cell ns41:value-type="string" table:style-name="TL Data" office:value-type="string">
            <text:p>14,9</text:p>
          </table:table-cell>
          <table:table-cell ns41:value-type="string" table:style-name="TL Data" office:value-type="string">
            <text:p>4,4</text:p>
          </table:table-cell>
          <table:table-cell ns41:value-type="string" table:style-name="TL Data" office:value-type="string">
            <text:p>11,1</text:p>
          </table:table-cell>
          <table:table-cell ns41:value-type="string" table:style-name="TL Data" office:value-type="string">
            <text:p>26,7</text:p>
          </table:table-cell>
          <table:table-cell ns41:value-type="string" table:style-name="TL Data" office:value-type="string">
            <text:p>0,92</text:p>
          </table:table-cell>
          <table:table-cell ns41:value-type="string" table:style-name="TL Data" office:value-type="string">
            <text:p>0,8</text:p>
          </table:table-cell>
          <table:table-cell ns41:value-type="string" table:style-name="TL Data" office:value-type="string">
            <text:p>55,4</text:p>
          </table:table-cell>
          <table:table-cell ns41:value-type="string" table:style-name="TL Data" office:value-type="string">
            <text:p>49,2</text:p>
          </table:table-cell>
          <table:table-cell table:number-columns-repeated="1013"/>
        </table:table-row>
        <table:table-row table:style-name="ro2">
          <table:table-cell ns41:value-type="string" table:style-name="TL RowHeader" office:value-type="string">
            <text:p>22a</text:p>
          </table:table-cell>
          <table:table-cell ns41:value-type="string" table:style-name="TL RowHeader" office:value-type="string">
            <text:p>Vechtstreek in Noordholland </text:p>
          </table:table-cell>
          <table:table-cell/>
          <table:table-cell ns41:value-type="string" table:style-name="TL Data" office:value-type="string">
            <text:p>5,0</text:p>
          </table:table-cell>
          <table:table-cell ns41:value-type="string" table:style-name="TL Data" office:value-type="string">
            <text:p>5,9</text:p>
          </table:table-cell>
          <table:table-cell ns41:value-type="float" table:style-name="TL Data" office:value="1" office:value-type="float">
            <text:p>1.0</text:p>
          </table:table-cell>
          <table:table-cell ns41:value-type="string" table:style-name="TL Data" office:value-type="string">
            <text:p>21,9</text:p>
          </table:table-cell>
          <table:table-cell ns41:value-type="string" table:style-name="TL Data" office:value-type="string">
            <text:p>0,81</text:p>
          </table:table-cell>
          <table:table-cell ns41:value-type="string" table:style-name="TL Data" office:value-type="string">
            <text:p>12,6</text:p>
          </table:table-cell>
          <table:table-cell ns41:value-type="string" table:style-name="TL Data" office:value-type="string">
            <text:p>60,5</text:p>
          </table:table-cell>
          <table:table-cell ns41:value-type="string" table:style-name="TL Data" office:value-type="string">
            <text:p>45,4</text:p>
          </table:table-cell>
          <table:table-cell table:number-columns-repeated="1013"/>
        </table:table-row>
        <table:table-row table:style-name="ro2">
          <table:table-cell ns41:value-type="string" table:style-name="TL RowHeader" office:value-type="string">
            <text:p>22b</text:p>
          </table:table-cell>
          <table:table-cell ns41:value-type="string" table:style-name="TL RowHeader" office:value-type="string">
            <text:p>Vecht- en IJsselstreek in Utrecht </text:p>
          </table:table-cell>
          <table:table-cell/>
          <table:table-cell ns41:value-type="string" table:style-name="TL Data" office:value-type="string">
            <text:p>19,5</text:p>
          </table:table-cell>
          <table:table-cell ns41:value-type="string" table:style-name="TL Data" office:value-type="string">
            <text:p>10,3</text:p>
          </table:table-cell>
          <table:table-cell ns41:value-type="string" table:style-name="TL Data" office:value-type="string">
            <text:p>5,5</text:p>
          </table:table-cell>
          <table:table-cell ns41:value-type="string" table:style-name="TL Data" office:value-type="string">
            <text:p>35,1</text:p>
          </table:table-cell>
          <table:table-cell ns41:value-type="string" table:style-name="TL Data" office:value-type="string">
            <text:p>1,01</text:p>
          </table:table-cell>
          <table:table-cell ns41:value-type="string" table:style-name="TL Data" office:value-type="string">
            <text:p>9,7</text:p>
          </table:table-cell>
          <table:table-cell ns41:value-type="string" table:style-name="TL Data" office:value-type="string">
            <text:p>49,2</text:p>
          </table:table-cell>
          <table:table-cell ns41:value-type="string" table:style-name="TL Data" office:value-type="string">
            <text:p>48,2</text:p>
          </table:table-cell>
          <table:table-cell table:number-columns-repeated="1013"/>
        </table:table-row>
        <table:table-row table:style-name="ro2">
          <table:table-cell ns41:value-type="string" table:style-name="TL RowHeader" office:value-type="string">
            <text:p>23a</text:p>
          </table:table-cell>
          <table:table-cell ns41:value-type="string" table:style-name="TL RowHeader" office:value-type="string">
            <text:p>Het Gooi </text:p>
          </table:table-cell>
          <table:table-cell/>
          <table:table-cell ns41:value-type="string" table:style-name="TL Data" office:value-type="string">
            <text:p>1,2</text:p>
          </table:table-cell>
          <table:table-cell ns41:value-type="string" table:style-name="TL Data" office:value-type="string">
            <text:p>1,2</text:p>
          </table:table-cell>
          <table:table-cell ns41:value-type="string" table:style-name="TL Data" office:value-type="string">
            <text:p>0,2</text:p>
          </table:table-cell>
          <table:table-cell ns41:value-type="string" table:style-name="TL Data" office:value-type="string">
            <text:p>23,5</text:p>
          </table:table-cell>
          <table:table-cell ns41:value-type="string" table:style-name="TL Data" office:value-type="string">
            <text:p>0,72</text:p>
          </table:table-cell>
          <table:table-cell ns41:value-type="string" table:style-name="TL Data" office:value-type="string">
            <text:p>19,5</text:p>
          </table:table-cell>
          <table:table-cell ns41:value-type="string" table:style-name="TL Data" office:value-type="string">
            <text:p>65,2</text:p>
          </table:table-cell>
          <table:table-cell ns41:value-type="string" table:style-name="TL Data" office:value-type="string">
            <text:p>43,5</text:p>
          </table:table-cell>
          <table:table-cell table:number-columns-repeated="1013"/>
        </table:table-row>
        <table:table-row table:style-name="ro2">
          <table:table-cell ns41:value-type="string" table:style-name="TL RowHeader" office:value-type="string">
            <text:p>23b</text:p>
          </table:table-cell>
          <table:table-cell ns41:value-type="string" table:style-name="TL RowHeader" office:value-type="string">
            <text:p>Oostelijk Utrecht </text:p>
          </table:table-cell>
          <table:table-cell/>
          <table:table-cell ns41:value-type="string" table:style-name="TL Data" office:value-type="string">
            <text:p>4,8</text:p>
          </table:table-cell>
          <table:table-cell ns41:value-type="string" table:style-name="TL Data" office:value-type="string">
            <text:p>16,8</text:p>
          </table:table-cell>
          <table:table-cell ns41:value-type="string" table:style-name="TL Data" office:value-type="string">
            <text:p>1,8</text:p>
          </table:table-cell>
          <table:table-cell ns41:value-type="string" table:style-name="TL Data" office:value-type="string">
            <text:p>28,3</text:p>
          </table:table-cell>
          <table:table-cell ns41:value-type="string" table:style-name="TL Data" office:value-type="string">
            <text:p>0,80</text:p>
          </table:table-cell>
          <table:table-cell ns41:value-type="string" table:style-name="TL Data" office:value-type="string">
            <text:p>18,8</text:p>
          </table:table-cell>
          <table:table-cell ns41:value-type="string" table:style-name="TL Data" office:value-type="string">
            <text:p>62,7</text:p>
          </table:table-cell>
          <table:table-cell ns41:value-type="string" table:style-name="TL Data" office:value-type="string">
            <text:p>47,1</text:p>
          </table:table-cell>
          <table:table-cell table:number-columns-repeated="1013"/>
        </table:table-row>
        <table:table-row table:style-name="ro2">
          <table:table-cell ns41:value-type="float" table:style-name="TL RowHeader" office:value="24" office:value-type="float">
            <text:p>24</text:p>
          </table:table-cell>
          <table:table-cell ns41:value-type="string" table:style-name="TL RowHeader" office:value-type="string">
            <text:p>Stad Utrecht en omstreken </text:p>
          </table:table-cell>
          <table:table-cell/>
          <table:table-cell ns41:value-type="string" table:style-name="TL Data" office:value-type="string">
            <text:p>3,9</text:p>
          </table:table-cell>
          <table:table-cell ns41:value-type="string" table:style-name="TL Data" office:value-type="string">
            <text:p>1,0</text:p>
          </table:table-cell>
          <table:table-cell ns41:value-type="string" table:style-name="TL Data" office:value-type="string">
            <text:p>0,2</text:p>
          </table:table-cell>
          <table:table-cell ns41:value-type="string" table:style-name="TL Data" office:value-type="string">
            <text:p>13,4</text:p>
          </table:table-cell>
          <table:table-cell ns41:value-type="string" table:style-name="TL Data" office:value-type="string">
            <text:p>0,77</text:p>
          </table:table-cell>
          <table:table-cell ns41:value-type="string" table:style-name="TL Data" office:value-type="string">
            <text:p>14,6</text:p>
          </table:table-cell>
          <table:table-cell ns41:value-type="string" table:style-name="TL Data" office:value-type="string">
            <text:p>64,8</text:p>
          </table:table-cell>
          <table:table-cell ns41:value-type="float" table:style-name="TL Data" office:value="46" office:value-type="float">
            <text:p>46.0</text:p>
          </table:table-cell>
          <table:table-cell table:number-columns-repeated="1013"/>
        </table:table-row>
        <table:table-row table:style-name="ro2">
          <table:table-cell ns41:value-type="float" table:style-name="TL RowHeader" office:value="25" office:value-type="float">
            <text:p>25</text:p>
          </table:table-cell>
          <table:table-cell ns41:value-type="string" table:style-name="TL RowHeader" office:value-type="string">
            <text:p>Leiden en de Rijnstreek </text:p>
          </table:table-cell>
          <table:table-cell/>
          <table:table-cell ns41:value-type="string" table:style-name="TL Data" office:value-type="string">
            <text:p>10,8</text:p>
          </table:table-cell>
          <table:table-cell ns41:value-type="string" table:style-name="TL Data" office:value-type="string">
            <text:p>2,7</text:p>
          </table:table-cell>
          <table:table-cell ns41:value-type="string" table:style-name="TL Data" office:value-type="string">
            <text:p>1,5</text:p>
          </table:table-cell>
          <table:table-cell ns41:value-type="string" table:style-name="TL Data" office:value-type="string">
            <text:p>22,3</text:p>
          </table:table-cell>
          <table:table-cell ns41:value-type="string" table:style-name="TL Data" office:value-type="string">
            <text:p>0,92</text:p>
          </table:table-cell>
          <table:table-cell ns41:value-type="string" table:style-name="TL Data" office:value-type="string">
            <text:p>13,5</text:p>
          </table:table-cell>
          <table:table-cell ns41:value-type="string" table:style-name="TL Data" office:value-type="string">
            <text:p>56,4</text:p>
          </table:table-cell>
          <table:table-cell ns41:value-type="string" table:style-name="TL Data" office:value-type="string">
            <text:p>48,2</text:p>
          </table:table-cell>
          <table:table-cell table:number-columns-repeated="1013"/>
        </table:table-row>
        <table:table-row table:style-name="ro2">
          <table:table-cell ns41:value-type="float" table:style-name="TL RowHeader" office:value="26" office:value-type="float">
            <text:p>26</text:p>
          </table:table-cell>
          <table:table-cell ns41:value-type="string" table:style-name="TL RowHeader" office:value-type="string">
            <text:p>'s Gravenhage en omstreken </text:p>
          </table:table-cell>
          <table:table-cell/>
          <table:table-cell ns41:value-type="string" table:style-name="TL Data" office:value-type="string">
            <text:p>1,6</text:p>
          </table:table-cell>
          <table:table-cell ns41:value-type="string" table:style-name="TL Data" office:value-type="string">
            <text:p>0,4</text:p>
          </table:table-cell>
          <table:table-cell ns41:value-type="string" table:style-name="TL Data" office:value-type="string">
            <text:p>0,1</text:p>
          </table:table-cell>
          <table:table-cell ns41:value-type="string" table:style-name="TL Data" office:value-type="string">
            <text:p>9,4</text:p>
          </table:table-cell>
          <table:table-cell ns41:value-type="string" table:style-name="TL Data" office:value-type="string">
            <text:p>0,75</text:p>
          </table:table-cell>
          <table:table-cell ns41:value-type="string" table:style-name="TL Data" office:value-type="string">
            <text:p>20,7</text:p>
          </table:table-cell>
          <table:table-cell ns41:value-type="string" table:style-name="TL Data" office:value-type="string">
            <text:p>69,8</text:p>
          </table:table-cell>
          <table:table-cell ns41:value-type="string" table:style-name="TL Data" office:value-type="string">
            <text:p>43,6</text:p>
          </table:table-cell>
          <table:table-cell table:number-columns-repeated="1013"/>
        </table:table-row>
        <table:table-row table:style-name="ro2">
          <table:table-cell ns41:value-type="string" table:style-name="TL RowHeader" office:value-type="string">
            <text:p>27a</text:p>
          </table:table-cell>
          <table:table-cell ns41:value-type="string" table:style-name="TL RowHeader" office:value-type="string">
            <text:p>Midden-Zuidholland</text:p>
          </table:table-cell>
          <table:table-cell/>
          <table:table-cell ns41:value-type="string" table:style-name="TL Data" office:value-type="string">
            <text:p>8,5</text:p>
          </table:table-cell>
          <table:table-cell ns41:value-type="float" table:style-name="TL Data" office:value="5" office:value-type="float">
            <text:p>5.0</text:p>
          </table:table-cell>
          <table:table-cell ns41:value-type="string" table:style-name="TL Data" office:value-type="string">
            <text:p>1,7</text:p>
          </table:table-cell>
          <table:table-cell ns41:value-type="float" table:style-name="TL Data" office:value="22" office:value-type="float">
            <text:p>22.0</text:p>
          </table:table-cell>
          <table:table-cell ns41:value-type="string" table:style-name="TL Data" office:value-type="string">
            <text:p>0,97</text:p>
          </table:table-cell>
          <table:table-cell ns41:value-type="string" table:style-name="TL Data" office:value-type="string">
            <text:p>14,6</text:p>
          </table:table-cell>
          <table:table-cell ns41:value-type="string" table:style-name="TL Data" office:value-type="string">
            <text:p>54,6</text:p>
          </table:table-cell>
          <table:table-cell ns41:value-type="string" table:style-name="TL Data" office:value-type="string">
            <text:p>47,8</text:p>
          </table:table-cell>
          <table:table-cell table:number-columns-repeated="1013"/>
        </table:table-row>
        <table:table-row table:style-name="ro2">
          <table:table-cell ns41:value-type="string" table:style-name="TL RowHeader" office:value-type="string">
            <text:p>27b</text:p>
          </table:table-cell>
          <table:table-cell ns41:value-type="string" table:style-name="TL RowHeader" office:value-type="string">
            <text:p>Weidegebied van Zuidholland </text:p>
          </table:table-cell>
          <table:table-cell/>
          <table:table-cell ns41:value-type="string" table:style-name="TL Data" office:value-type="string">
            <text:p>24,9</text:p>
          </table:table-cell>
          <table:table-cell ns41:value-type="string" table:style-name="TL Data" office:value-type="string">
            <text:p>2,7</text:p>
          </table:table-cell>
          <table:table-cell ns41:value-type="string" table:style-name="TL Data" office:value-type="string">
            <text:p>2,9</text:p>
          </table:table-cell>
          <table:table-cell ns41:value-type="string" table:style-name="TL Data" office:value-type="string">
            <text:p>39,1</text:p>
          </table:table-cell>
          <table:table-cell ns41:value-type="string" table:style-name="TL Data" office:value-type="string">
            <text:p>1,03</text:p>
          </table:table-cell>
          <table:table-cell ns41:value-type="string" table:style-name="TL Data" office:value-type="string">
            <text:p>9,0</text:p>
          </table:table-cell>
          <table:table-cell ns41:value-type="string" table:style-name="TL Data" office:value-type="string">
            <text:p>57,8</text:p>
          </table:table-cell>
          <table:table-cell ns41:value-type="string" table:style-name="TL Data" office:value-type="string">
            <text:p>44,5</text:p>
          </table:table-cell>
          <table:table-cell table:number-columns-repeated="1013"/>
        </table:table-row>
        <table:table-row table:style-name="ro2">
          <table:table-cell ns41:value-type="float" table:style-name="TL RowHeader" office:value="28" office:value-type="float">
            <text:p>28</text:p>
          </table:table-cell>
          <table:table-cell ns41:value-type="string" table:style-name="TL RowHeader" office:value-type="string">
            <text:p>Rotterdam </text:p>
          </table:table-cell>
          <table:table-cell/>
          <table:table-cell ns41:value-type="string" table:style-name="TL Data" office:value-type="string">
            <text:p>3,6</text:p>
          </table:table-cell>
          <table:table-cell ns41:value-type="string" table:style-name="TL Data" office:value-type="string">
            <text:p>0,2</text:p>
          </table:table-cell>
          <table:table-cell ns41:value-type="string" table:style-name="TL Data" office:value-type="string">
            <text:p>0,1</text:p>
          </table:table-cell>
          <table:table-cell ns41:value-type="float" table:style-name="TL Data" office:value="5" office:value-type="float">
            <text:p>5.0</text:p>
          </table:table-cell>
          <table:table-cell ns41:value-type="string" table:style-name="TL Data" office:value-type="string">
            <text:p>0,80</text:p>
          </table:table-cell>
          <table:table-cell ns41:value-type="string" table:style-name="TL Data" office:value-type="string">
            <text:p>14,4</text:p>
          </table:table-cell>
          <table:table-cell ns41:value-type="string" table:style-name="TL Data" office:value-type="string">
            <text:p>70,9</text:p>
          </table:table-cell>
          <table:table-cell ns41:value-type="string" table:style-name="TL Data" office:value-type="string">
            <text:p>41,8</text:p>
          </table:table-cell>
          <table:table-cell table:number-columns-repeated="1013"/>
        </table:table-row>
        <table:table-row table:style-name="ro2">
          <table:table-cell ns41:value-type="float" table:style-name="TL RowHeader" office:value="29" office:value-type="float">
            <text:p>29</text:p>
          </table:table-cell>
          <table:table-cell ns41:value-type="string" table:style-name="TL RowHeader" office:value-type="string">
            <text:p>De Nieuwe Waterweg </text:p>
          </table:table-cell>
          <table:table-cell/>
          <table:table-cell ns41:value-type="string" table:style-name="TL Data" office:value-type="string">
            <text:p>10,1</text:p>
          </table:table-cell>
          <table:table-cell ns41:value-type="string" table:style-name="TL Data" office:value-type="string">
            <text:p>1,1</text:p>
          </table:table-cell>
          <table:table-cell ns41:value-type="string" table:style-name="TL Data" office:value-type="string">
            <text:p>0,7</text:p>
          </table:table-cell>
          <table:table-cell ns41:value-type="string" table:style-name="TL Data" office:value-type="string">
            <text:p>12,4</text:p>
          </table:table-cell>
          <table:table-cell ns41:value-type="string" table:style-name="TL Data" office:value-type="string">
            <text:p>0,88</text:p>
          </table:table-cell>
          <table:table-cell ns41:value-type="string" table:style-name="TL Data" office:value-type="string">
            <text:p>11,3</text:p>
          </table:table-cell>
          <table:table-cell ns41:value-type="string" table:style-name="TL Data" office:value-type="string">
            <text:p>63,0</text:p>
          </table:table-cell>
          <table:table-cell ns41:value-type="string" table:style-name="TL Data" office:value-type="string">
            <text:p>44,8</text:p>
          </table:table-cell>
          <table:table-cell table:number-columns-repeated="1013"/>
        </table:table-row>
        <table:table-row table:style-name="ro2">
          <table:table-cell ns41:value-type="float" table:style-name="TL RowHeader" office:value="30" office:value-type="float">
            <text:p>30</text:p>
          </table:table-cell>
          <table:table-cell ns41:value-type="string" table:style-name="TL RowHeader" office:value-type="string">
            <text:p>Industriegebied van Merwede en Noord: in Zuidholland</text:p>
          </table:table-cell>
          <table:table-cell/>
          <table:table-cell ns41:value-type="string" table:style-name="TL Data" office:value-type="string">
            <text:p>15,3</text:p>
          </table:table-cell>
          <table:table-cell ns41:value-type="string" table:style-name="TL Data" office:value-type="string">
            <text:p>1,5</text:p>
          </table:table-cell>
          <table:table-cell ns41:value-type="string" table:style-name="TL Data" office:value-type="string">
            <text:p>1,2</text:p>
          </table:table-cell>
          <table:table-cell ns41:value-type="string" table:style-name="TL Data" office:value-type="string">
            <text:p>21,7</text:p>
          </table:table-cell>
          <table:table-cell ns41:value-type="string" table:style-name="TL Data" office:value-type="string">
            <text:p>0,91</text:p>
          </table:table-cell>
          <table:table-cell ns41:value-type="string" table:style-name="TL Data" office:value-type="string">
            <text:p>12,2</text:p>
          </table:table-cell>
          <table:table-cell ns41:value-type="string" table:style-name="TL Data" office:value-type="string">
            <text:p>63,7</text:p>
          </table:table-cell>
          <table:table-cell ns41:value-type="string" table:style-name="TL Data" office:value-type="string">
            <text:p>45,5</text:p>
          </table:table-cell>
          <table:table-cell table:number-columns-repeated="1013"/>
        </table:table-row>
        <table:table-row table:style-name="ro2">
          <table:table-cell ns41:value-type="float" table:style-name="TL RowHeader" office:value="30" office:value-type="float">
            <text:p>30</text:p>
          </table:table-cell>
          <table:table-cell ns41:value-type="string" table:style-name="TL RowHeader" office:value-type="string">
            <text:p>Industriegebied van Merwede en Noord: in Noordbrabant</text:p>
          </table:table-cell>
          <table:table-cell/>
          <table:table-cell ns41:value-type="string" table:style-name="TL Data" office:value-type="string">
            <text:p>47,8</text:p>
          </table:table-cell>
          <table:table-cell ns41:value-type="float" table:style-name="TL Data" office:value="9" office:value-type="float">
            <text:p>9.0</text:p>
          </table:table-cell>
          <table:table-cell ns41:value-type="string" table:style-name="TL Data" office:value-type="string">
            <text:p>9,5</text:p>
          </table:table-cell>
          <table:table-cell ns41:value-type="string" table:style-name="TL Data" office:value-type="string">
            <text:p>30,5</text:p>
          </table:table-cell>
          <table:table-cell ns41:value-type="string" table:style-name="TL Data" office:value-type="string">
            <text:p>1,16</text:p>
          </table:table-cell>
          <table:table-cell ns41:value-type="string" table:style-name="TL Data" office:value-type="string">
            <text:p>20,9</text:p>
          </table:table-cell>
          <table:table-cell ns41:value-type="string" table:style-name="TL Data" office:value-type="string">
            <text:p>55,3</text:p>
          </table:table-cell>
          <table:table-cell ns41:value-type="string" table:style-name="TL Data" office:value-type="string">
            <text:p>45,7</text:p>
          </table:table-cell>
          <table:table-cell table:number-columns-repeated="1013"/>
        </table:table-row>
        <table:table-row table:style-name="ro2">
          <table:table-cell ns41:value-type="float" table:style-name="TL RowHeader" office:value="31" office:value-type="float">
            <text:p>31</text:p>
          </table:table-cell>
          <table:table-cell ns41:value-type="string" table:style-name="TL RowHeader" office:value-type="string">
            <text:p>Betuwe, O-Rijngebied, Land van Maas en Waal: in Gelderland</text:p>
          </table:table-cell>
          <table:table-cell/>
          <table:table-cell ns41:value-type="string" table:style-name="TL Data" office:value-type="string">
            <text:p>14,6</text:p>
          </table:table-cell>
          <table:table-cell ns41:value-type="string" table:style-name="TL Data" office:value-type="string">
            <text:p>66,3</text:p>
          </table:table-cell>
          <table:table-cell ns41:value-type="string" table:style-name="TL Data" office:value-type="string">
            <text:p>12,2</text:p>
          </table:table-cell>
          <table:table-cell ns41:value-type="string" table:style-name="TL Data" office:value-type="string">
            <text:p>55,5</text:p>
          </table:table-cell>
          <table:table-cell ns41:value-type="string" table:style-name="TL Data" office:value-type="string">
            <text:p>1,09</text:p>
          </table:table-cell>
          <table:table-cell ns41:value-type="string" table:style-name="TL Data" office:value-type="string">
            <text:p>24,7</text:p>
          </table:table-cell>
          <table:table-cell ns41:value-type="string" table:style-name="TL Data" office:value-type="string">
            <text:p>50,3</text:p>
          </table:table-cell>
          <table:table-cell ns41:value-type="string" table:style-name="TL Data" office:value-type="string">
            <text:p>47,8</text:p>
          </table:table-cell>
          <table:table-cell table:number-columns-repeated="1013"/>
        </table:table-row>
        <table:table-row table:style-name="ro2">
          <table:table-cell ns41:value-type="float" table:style-name="TL RowHeader" office:value="31" office:value-type="float">
            <text:p>31</text:p>
          </table:table-cell>
          <table:table-cell ns41:value-type="string" table:style-name="TL RowHeader" office:value-type="string">
            <text:p>Betuwe, O-Rijngebied, Land van Maas en Waal: in Noordbrabant</text:p>
          </table:table-cell>
          <table:table-cell/>
          <table:table-cell ns41:value-type="string" table:style-name="TL Data" office:value-type="string">
            <text:p>27,2</text:p>
          </table:table-cell>
          <table:table-cell ns41:value-type="float" table:style-name="TL Data" office:value="54" office:value-type="float">
            <text:p>54.0</text:p>
          </table:table-cell>
          <table:table-cell ns41:value-type="string" table:style-name="TL Data" office:value-type="string">
            <text:p>7,3</text:p>
          </table:table-cell>
          <table:table-cell ns41:value-type="string" table:style-name="TL Data" office:value-type="string">
            <text:p>60,2</text:p>
          </table:table-cell>
          <table:table-cell ns41:value-type="string" table:style-name="TL Data" office:value-type="string">
            <text:p>1,20</text:p>
          </table:table-cell>
          <table:table-cell ns41:value-type="string" table:style-name="TL Data" office:value-type="string">
            <text:p>22,4</text:p>
          </table:table-cell>
          <table:table-cell ns41:value-type="string" table:style-name="TL Data" office:value-type="string">
            <text:p>47,7</text:p>
          </table:table-cell>
          <table:table-cell ns41:value-type="string" table:style-name="TL Data" office:value-type="string">
            <text:p>48,4</text:p>
          </table:table-cell>
          <table:table-cell table:number-columns-repeated="1013"/>
        </table:table-row>
        <table:table-row table:style-name="ro2">
          <table:table-cell ns41:value-type="string" table:style-name="TL RowHeader" office:value-type="string">
            <text:p>32a</text:p>
          </table:table-cell>
          <table:table-cell ns41:value-type="string" table:style-name="TL RowHeader" office:value-type="string">
            <text:p>Zuidelijke Veluwe </text:p>
          </table:table-cell>
          <table:table-cell/>
          <table:table-cell ns41:value-type="string" table:style-name="TL Data" office:value-type="string">
            <text:p>4,1</text:p>
          </table:table-cell>
          <table:table-cell ns41:value-type="string" table:style-name="TL Data" office:value-type="string">
            <text:p>4,7</text:p>
          </table:table-cell>
          <table:table-cell ns41:value-type="string" table:style-name="TL Data" office:value-type="string">
            <text:p>0,6</text:p>
          </table:table-cell>
          <table:table-cell ns41:value-type="string" table:style-name="TL Data" office:value-type="string">
            <text:p>17,8</text:p>
          </table:table-cell>
          <table:table-cell ns41:value-type="string" table:style-name="TL Data" office:value-type="string">
            <text:p>0,80</text:p>
          </table:table-cell>
          <table:table-cell ns41:value-type="string" table:style-name="TL Data" office:value-type="string">
            <text:p>23,9</text:p>
          </table:table-cell>
          <table:table-cell ns41:value-type="string" table:style-name="TL Data" office:value-type="string">
            <text:p>66,4</text:p>
          </table:table-cell>
          <table:table-cell ns41:value-type="string" table:style-name="TL Data" office:value-type="string">
            <text:p>47,3</text:p>
          </table:table-cell>
          <table:table-cell table:number-columns-repeated="1013"/>
        </table:table-row>
        <table:table-row table:style-name="ro2">
          <table:table-cell ns41:value-type="string" table:style-name="TL RowHeader" office:value-type="string">
            <text:p>32b</text:p>
          </table:table-cell>
          <table:table-cell ns41:value-type="string" table:style-name="TL RowHeader" office:value-type="string">
            <text:p>Nijmegen</text:p>
          </table:table-cell>
          <table:table-cell/>
          <table:table-cell ns41:value-type="string" table:style-name="TL Data" office:value-type="string">
            <text:p>1,4</text:p>
          </table:table-cell>
          <table:table-cell ns41:value-type="string" table:style-name="TL Data" office:value-type="string">
            <text:p>2,5</text:p>
          </table:table-cell>
          <table:table-cell ns41:value-type="string" table:style-name="TL Data" office:value-type="string">
            <text:p>1,2</text:p>
          </table:table-cell>
          <table:table-cell ns41:value-type="string" table:style-name="TL Data" office:value-type="string">
            <text:p>17,2</text:p>
          </table:table-cell>
          <table:table-cell ns41:value-type="string" table:style-name="TL Data" office:value-type="string">
            <text:p>0,85</text:p>
          </table:table-cell>
          <table:table-cell ns41:value-type="string" table:style-name="TL Data" office:value-type="string">
            <text:p>26,3</text:p>
          </table:table-cell>
          <table:table-cell ns41:value-type="string" table:style-name="TL Data" office:value-type="string">
            <text:p>57,4</text:p>
          </table:table-cell>
          <table:table-cell ns41:value-type="string" table:style-name="TL Data" office:value-type="string">
            <text:p>49,2</text:p>
          </table:table-cell>
          <table:table-cell table:number-columns-repeated="1013"/>
        </table:table-row>
        <table:table-row table:style-name="ro2">
          <table:table-cell ns41:value-type="float" table:style-name="TL RowHeader" office:value="33" office:value-type="float">
            <text:p>33</text:p>
          </table:table-cell>
          <table:table-cell ns41:value-type="string" table:style-name="TL RowHeader" office:value-type="string">
            <text:p>Zuidholladse eilanden </text:p>
          </table:table-cell>
          <table:table-cell/>
          <table:table-cell ns41:value-type="float" table:style-name="TL Data" office:value="39" office:value-type="float">
            <text:p>39.0</text:p>
          </table:table-cell>
          <table:table-cell ns41:value-type="string" table:style-name="TL Data" office:value-type="string">
            <text:p>27,2</text:p>
          </table:table-cell>
          <table:table-cell ns41:value-type="string" table:style-name="TL Data" office:value-type="string">
            <text:p>6,7</text:p>
          </table:table-cell>
          <table:table-cell ns41:value-type="string" table:style-name="TL Data" office:value-type="string">
            <text:p>42,1</text:p>
          </table:table-cell>
          <table:table-cell ns41:value-type="string" table:style-name="TL Data" office:value-type="string">
            <text:p>1,07</text:p>
          </table:table-cell>
          <table:table-cell ns41:value-type="string" table:style-name="TL Data" office:value-type="string">
            <text:p>8,9</text:p>
          </table:table-cell>
          <table:table-cell ns41:value-type="string" table:style-name="TL Data" office:value-type="string">
            <text:p>62,7</text:p>
          </table:table-cell>
          <table:table-cell ns41:value-type="string" table:style-name="TL Data" office:value-type="string">
            <text:p>44,1</text:p>
          </table:table-cell>
          <table:table-cell table:number-columns-repeated="1013"/>
        </table:table-row>
        <table:table-row table:style-name="ro2">
          <table:table-cell ns41:value-type="string" table:style-name="TL RowHeader" office:value-type="string">
            <text:p>34a</text:p>
          </table:table-cell>
          <table:table-cell ns41:value-type="string" table:style-name="TL RowHeader" office:value-type="string">
            <text:p>Zeeuwse eilanden </text:p>
          </table:table-cell>
          <table:table-cell/>
          <table:table-cell ns41:value-type="string" table:style-name="TL Data" office:value-type="string">
            <text:p>27,8</text:p>
          </table:table-cell>
          <table:table-cell ns41:value-type="string" table:style-name="TL Data" office:value-type="string">
            <text:p>26,1</text:p>
          </table:table-cell>
          <table:table-cell ns41:value-type="string" table:style-name="TL Data" office:value-type="string">
            <text:p>10,4</text:p>
          </table:table-cell>
          <table:table-cell ns41:value-type="string" table:style-name="TL Data" office:value-type="string">
            <text:p>48,2</text:p>
          </table:table-cell>
          <table:table-cell ns41:value-type="string" table:style-name="TL Data" office:value-type="string">
            <text:p>0,96</text:p>
          </table:table-cell>
          <table:table-cell ns41:value-type="string" table:style-name="TL Data" office:value-type="string">
            <text:p>16,3</text:p>
          </table:table-cell>
          <table:table-cell ns41:value-type="string" table:style-name="TL Data" office:value-type="string">
            <text:p>65,5</text:p>
          </table:table-cell>
          <table:table-cell ns41:value-type="string" table:style-name="TL Data" office:value-type="string">
            <text:p>43,5</text:p>
          </table:table-cell>
          <table:table-cell table:number-columns-repeated="1013"/>
        </table:table-row>
        <table:table-row table:style-name="ro2">
          <table:table-cell ns41:value-type="string" table:style-name="TL RowHeader" office:value-type="string">
            <text:p>34b</text:p>
          </table:table-cell>
          <table:table-cell ns41:value-type="string" table:style-name="TL RowHeader" office:value-type="string">
            <text:p>Zeeuwsch-Vlaanderen </text:p>
          </table:table-cell>
          <table:table-cell/>
          <table:table-cell ns41:value-type="string" table:style-name="TL Data" office:value-type="string">
            <text:p>29,3</text:p>
          </table:table-cell>
          <table:table-cell ns41:value-type="string" table:style-name="TL Data" office:value-type="string">
            <text:p>36,8</text:p>
          </table:table-cell>
          <table:table-cell ns41:value-type="string" table:style-name="TL Data" office:value-type="string">
            <text:p>12,6</text:p>
          </table:table-cell>
          <table:table-cell ns41:value-type="string" table:style-name="TL Data" office:value-type="string">
            <text:p>60,2</text:p>
          </table:table-cell>
          <table:table-cell ns41:value-type="string" table:style-name="TL Data" office:value-type="string">
            <text:p>0,95</text:p>
          </table:table-cell>
          <table:table-cell ns41:value-type="string" table:style-name="TL Data" office:value-type="string">
            <text:p>17,9</text:p>
          </table:table-cell>
          <table:table-cell ns41:value-type="float" table:style-name="TL Data" office:value="65" office:value-type="float">
            <text:p>65.0</text:p>
          </table:table-cell>
          <table:table-cell ns41:value-type="string" table:style-name="TL Data" office:value-type="string">
            <text:p>42,4</text:p>
          </table:table-cell>
          <table:table-cell table:number-columns-repeated="1013"/>
        </table:table-row>
        <table:table-row table:style-name="ro2">
          <table:table-cell ns41:value-type="float" table:style-name="TL RowHeader" office:value="35" office:value-type="float">
            <text:p>35</text:p>
          </table:table-cell>
          <table:table-cell ns41:value-type="string" table:style-name="TL RowHeader" office:value-type="string">
            <text:p>Westelijk Noordbrabant </text:p>
          </table:table-cell>
          <table:table-cell/>
          <table:table-cell ns41:value-type="string" table:style-name="TL Data" office:value-type="string">
            <text:p>44,5</text:p>
          </table:table-cell>
          <table:table-cell ns41:value-type="string" table:style-name="TL Data" office:value-type="string">
            <text:p>17,7</text:p>
          </table:table-cell>
          <table:table-cell ns41:value-type="string" table:style-name="TL Data" office:value-type="string">
            <text:p>15,9</text:p>
          </table:table-cell>
          <table:table-cell ns41:value-type="string" table:style-name="TL Data" office:value-type="string">
            <text:p>51,5</text:p>
          </table:table-cell>
          <table:table-cell ns41:value-type="string" table:style-name="TL Data" office:value-type="string">
            <text:p>1,33</text:p>
          </table:table-cell>
          <table:table-cell ns41:value-type="string" table:style-name="TL Data" office:value-type="string">
            <text:p>20,2</text:p>
          </table:table-cell>
          <table:table-cell ns41:value-type="string" table:style-name="TL Data" office:value-type="string">
            <text:p>47,9</text:p>
          </table:table-cell>
          <table:table-cell ns41:value-type="string" table:style-name="TL Data" office:value-type="string">
            <text:p>49,6</text:p>
          </table:table-cell>
          <table:table-cell table:number-columns-repeated="1013"/>
        </table:table-row>
        <table:table-row table:style-name="ro2">
          <table:table-cell ns41:value-type="string" table:style-name="TL RowHeader" office:value-type="string">
            <text:p>36a</text:p>
          </table:table-cell>
          <table:table-cell ns41:value-type="string" table:style-name="TL RowHeader" office:value-type="string">
            <text:p>Baronie van Breda en omstreken </text:p>
          </table:table-cell>
          <table:table-cell/>
          <table:table-cell ns41:value-type="string" table:style-name="TL Data" office:value-type="string">
            <text:p>15,7</text:p>
          </table:table-cell>
          <table:table-cell ns41:value-type="string" table:style-name="TL Data" office:value-type="string">
            <text:p>27,6</text:p>
          </table:table-cell>
          <table:table-cell ns41:value-type="string" table:style-name="TL Data" office:value-type="string">
            <text:p>10,1</text:p>
          </table:table-cell>
          <table:table-cell ns41:value-type="string" table:style-name="TL Data" office:value-type="string">
            <text:p>40,8</text:p>
          </table:table-cell>
          <table:table-cell ns41:value-type="string" table:style-name="TL Data" office:value-type="string">
            <text:p>1,03</text:p>
          </table:table-cell>
          <table:table-cell ns41:value-type="string" table:style-name="TL Data" office:value-type="string">
            <text:p>20,2</text:p>
          </table:table-cell>
          <table:table-cell ns41:value-type="string" table:style-name="TL Data" office:value-type="string">
            <text:p>51,5</text:p>
          </table:table-cell>
          <table:table-cell ns41:value-type="string" table:style-name="TL Data" office:value-type="string">
            <text:p>50,7</text:p>
          </table:table-cell>
          <table:table-cell table:number-columns-repeated="1013"/>
        </table:table-row>
        <table:table-row table:style-name="ro2">
          <table:table-cell ns41:value-type="string" table:style-name="TL RowHeader" office:value-type="string">
            <text:p>36b</text:p>
          </table:table-cell>
          <table:table-cell ns41:value-type="string" table:style-name="TL RowHeader" office:value-type="string">
            <text:p>Kempenland en omstreken </text:p>
          </table:table-cell>
          <table:table-cell/>
          <table:table-cell ns41:value-type="string" table:style-name="TL Data" office:value-type="string">
            <text:p>5,3</text:p>
          </table:table-cell>
          <table:table-cell ns41:value-type="float" table:style-name="TL Data" office:value="90" office:value-type="float">
            <text:p>90.0</text:p>
          </table:table-cell>
          <table:table-cell ns41:value-type="string" table:style-name="TL Data" office:value-type="string">
            <text:p>11,7</text:p>
          </table:table-cell>
          <table:table-cell ns41:value-type="string" table:style-name="TL Data" office:value-type="string">
            <text:p>66,1</text:p>
          </table:table-cell>
          <table:table-cell ns41:value-type="string" table:style-name="TL Data" office:value-type="string">
            <text:p>1,21</text:p>
          </table:table-cell>
          <table:table-cell ns41:value-type="string" table:style-name="TL Data" office:value-type="string">
            <text:p>17,3</text:p>
          </table:table-cell>
          <table:table-cell ns41:value-type="string" table:style-name="TL Data" office:value-type="string">
            <text:p>32,7</text:p>
          </table:table-cell>
          <table:table-cell ns41:value-type="string" table:style-name="TL Data" office:value-type="string">
            <text:p>55,6</text:p>
          </table:table-cell>
          <table:table-cell table:number-columns-repeated="1013"/>
        </table:table-row>
        <table:table-row table:style-name="ro2">
          <table:table-cell ns41:value-type="string" table:style-name="TL RowHeader" office:value-type="string">
            <text:p>36c</text:p>
          </table:table-cell>
          <table:table-cell ns41:value-type="string" table:style-name="TL RowHeader" office:value-type="string">
            <text:p>Brabantse Peel en omstreken </text:p>
          </table:table-cell>
          <table:table-cell/>
          <table:table-cell ns41:value-type="string" table:style-name="TL Data" office:value-type="string">
            <text:p>7,7</text:p>
          </table:table-cell>
          <table:table-cell ns41:value-type="string" table:style-name="TL Data" office:value-type="string">
            <text:p>77,8</text:p>
          </table:table-cell>
          <table:table-cell ns41:value-type="string" table:style-name="TL Data" office:value-type="string">
            <text:p>16,3</text:p>
          </table:table-cell>
          <table:table-cell ns41:value-type="string" table:style-name="TL Data" office:value-type="string">
            <text:p>60,6</text:p>
          </table:table-cell>
          <table:table-cell ns41:value-type="string" table:style-name="TL Data" office:value-type="string">
            <text:p>1,26</text:p>
          </table:table-cell>
          <table:table-cell ns41:value-type="string" table:style-name="TL Data" office:value-type="string">
            <text:p>18,6</text:p>
          </table:table-cell>
          <table:table-cell ns41:value-type="string" table:style-name="TL Data" office:value-type="string">
            <text:p>32,9</text:p>
          </table:table-cell>
          <table:table-cell ns41:value-type="string" table:style-name="TL Data" office:value-type="string">
            <text:p>54,7</text:p>
          </table:table-cell>
          <table:table-cell table:number-columns-repeated="1013"/>
        </table:table-row>
        <table:table-row table:style-name="ro2">
          <table:table-cell ns41:value-type="float" table:style-name="TL RowHeader" office:value="37" office:value-type="float">
            <text:p>37</text:p>
          </table:table-cell>
          <table:table-cell ns41:value-type="string" table:style-name="TL RowHeader" office:value-type="string">
            <text:p>West-Industriegebied van Noordbrabant </text:p>
          </table:table-cell>
          <table:table-cell/>
          <table:table-cell ns41:value-type="string" table:style-name="TL Data" office:value-type="string">
            <text:p>5,7</text:p>
          </table:table-cell>
          <table:table-cell ns41:value-type="string" table:style-name="TL Data" office:value-type="string">
            <text:p>10,6</text:p>
          </table:table-cell>
          <table:table-cell ns41:value-type="string" table:style-name="TL Data" office:value-type="string">
            <text:p>3,3</text:p>
          </table:table-cell>
          <table:table-cell ns41:value-type="string" table:style-name="TL Data" office:value-type="string">
            <text:p>31,3</text:p>
          </table:table-cell>
          <table:table-cell ns41:value-type="string" table:style-name="TL Data" office:value-type="string">
            <text:p>0,98</text:p>
          </table:table-cell>
          <table:table-cell ns41:value-type="string" table:style-name="TL Data" office:value-type="string">
            <text:p>16,1</text:p>
          </table:table-cell>
          <table:table-cell ns41:value-type="string" table:style-name="TL Data" office:value-type="string">
            <text:p>47,3</text:p>
          </table:table-cell>
          <table:table-cell ns41:value-type="string" table:style-name="TL Data" office:value-type="string">
            <text:p>51,3</text:p>
          </table:table-cell>
          <table:table-cell table:number-columns-repeated="1013"/>
        </table:table-row>
        <table:table-row table:style-name="ro2">
          <table:table-cell ns41:value-type="float" table:style-name="TL RowHeader" office:value="38" office:value-type="float">
            <text:p>38</text:p>
          </table:table-cell>
          <table:table-cell ns41:value-type="string" table:style-name="TL RowHeader" office:value-type="string">
            <text:p>Meijerij van 's Hertogenbosch </text:p>
          </table:table-cell>
          <table:table-cell/>
          <table:table-cell ns41:value-type="string" table:style-name="TL Data" office:value-type="string">
            <text:p>7,4</text:p>
          </table:table-cell>
          <table:table-cell ns41:value-type="string" table:style-name="TL Data" office:value-type="string">
            <text:p>36,4</text:p>
          </table:table-cell>
          <table:table-cell ns41:value-type="string" table:style-name="TL Data" office:value-type="string">
            <text:p>10,9</text:p>
          </table:table-cell>
          <table:table-cell ns41:value-type="string" table:style-name="TL Data" office:value-type="string">
            <text:p>35,2</text:p>
          </table:table-cell>
          <table:table-cell ns41:value-type="string" table:style-name="TL Data" office:value-type="string">
            <text:p>1,06</text:p>
          </table:table-cell>
          <table:table-cell ns41:value-type="string" table:style-name="TL Data" office:value-type="string">
            <text:p>22,5</text:p>
          </table:table-cell>
          <table:table-cell ns41:value-type="string" table:style-name="TL Data" office:value-type="string">
            <text:p>44,3</text:p>
          </table:table-cell>
          <table:table-cell ns41:value-type="string" table:style-name="TL Data" office:value-type="string">
            <text:p>52,5</text:p>
          </table:table-cell>
          <table:table-cell table:number-columns-repeated="1013"/>
        </table:table-row>
        <table:table-row table:style-name="ro2">
          <table:table-cell ns41:value-type="float" table:style-name="TL RowHeader" office:value="39" office:value-type="float">
            <text:p>39</text:p>
          </table:table-cell>
          <table:table-cell ns41:value-type="string" table:style-name="TL RowHeader" office:value-type="string">
            <text:p>Oost-Industriegebied van Noordbrabant </text:p>
          </table:table-cell>
          <table:table-cell/>
          <table:table-cell ns41:value-type="string" table:style-name="TL Data" office:value-type="string">
            <text:p>3,3</text:p>
          </table:table-cell>
          <table:table-cell ns41:value-type="string" table:style-name="TL Data" office:value-type="string">
            <text:p>14,5</text:p>
          </table:table-cell>
          <table:table-cell ns41:value-type="string" table:style-name="TL Data" office:value-type="string">
            <text:p>1,9</text:p>
          </table:table-cell>
          <table:table-cell ns41:value-type="string" table:style-name="TL Data" office:value-type="string">
            <text:p>23,2</text:p>
          </table:table-cell>
          <table:table-cell ns41:value-type="string" table:style-name="TL Data" office:value-type="string">
            <text:p>0,95</text:p>
          </table:table-cell>
          <table:table-cell ns41:value-type="string" table:style-name="TL Data" office:value-type="string">
            <text:p>22,4</text:p>
          </table:table-cell>
          <table:table-cell ns41:value-type="string" table:style-name="TL Data" office:value-type="string">
            <text:p>47,9</text:p>
          </table:table-cell>
          <table:table-cell ns41:value-type="float" table:style-name="TL Data" office:value="53" office:value-type="float">
            <text:p>53.0</text:p>
          </table:table-cell>
          <table:table-cell table:number-columns-repeated="1013"/>
        </table:table-row>
        <table:table-row table:style-name="ro2">
          <table:table-cell ns41:value-type="float" table:style-name="TL RowHeader" office:value="40" office:value-type="float">
            <text:p>40</text:p>
          </table:table-cell>
          <table:table-cell ns41:value-type="string" table:style-name="TL RowHeader" office:value-type="string">
            <text:p>Noord-Limburg en Noord-Oost-Noordbrabant: in Noordbrabant</text:p>
          </table:table-cell>
          <table:table-cell/>
          <table:table-cell ns41:value-type="string" table:style-name="TL Data" office:value-type="string">
            <text:p>4,3</text:p>
          </table:table-cell>
          <table:table-cell ns41:value-type="string" table:style-name="TL Data" office:value-type="string">
            <text:p>92,7</text:p>
          </table:table-cell>
          <table:table-cell ns41:value-type="string" table:style-name="TL Data" office:value-type="string">
            <text:p>13,7</text:p>
          </table:table-cell>
          <table:table-cell ns41:value-type="string" table:style-name="TL Data" office:value-type="string">
            <text:p>64,5</text:p>
          </table:table-cell>
          <table:table-cell ns41:value-type="string" table:style-name="TL Data" office:value-type="string">
            <text:p>1,10</text:p>
          </table:table-cell>
          <table:table-cell ns41:value-type="string" table:style-name="TL Data" office:value-type="string">
            <text:p>17,6</text:p>
          </table:table-cell>
          <table:table-cell ns41:value-type="string" table:style-name="TL Data" office:value-type="string">
            <text:p>34,0</text:p>
          </table:table-cell>
          <table:table-cell ns41:value-type="string" table:style-name="TL Data" office:value-type="string">
            <text:p>51,6</text:p>
          </table:table-cell>
          <table:table-cell table:number-columns-repeated="1013"/>
        </table:table-row>
        <table:table-row table:style-name="ro2">
          <table:table-cell ns41:value-type="float" table:style-name="TL RowHeader" office:value="40" office:value-type="float">
            <text:p>40</text:p>
          </table:table-cell>
          <table:table-cell ns41:value-type="string" table:style-name="TL RowHeader" office:value-type="string">
            <text:p>Noord-Limburg en Noord-Oost-Noordbrabant: in Limburg </text:p>
          </table:table-cell>
          <table:table-cell/>
          <table:table-cell ns41:value-type="string" table:style-name="TL Data" office:value-type="string">
            <text:p>1,3</text:p>
          </table:table-cell>
          <table:table-cell ns41:value-type="float" table:style-name="TL Data" office:value="67" office:value-type="float">
            <text:p>67.0</text:p>
          </table:table-cell>
          <table:table-cell ns41:value-type="string" table:style-name="TL Data" office:value-type="string">
            <text:p>13,1</text:p>
          </table:table-cell>
          <table:table-cell ns41:value-type="string" table:style-name="TL Data" office:value-type="string">
            <text:p>55,9</text:p>
          </table:table-cell>
          <table:table-cell ns41:value-type="string" table:style-name="TL Data" office:value-type="string">
            <text:p>1,03</text:p>
          </table:table-cell>
          <table:table-cell ns41:value-type="float" table:style-name="TL Data" office:value="27" office:value-type="float">
            <text:p>27.0</text:p>
          </table:table-cell>
          <table:table-cell ns41:value-type="string" table:style-name="TL Data" office:value-type="string">
            <text:p>42,1</text:p>
          </table:table-cell>
          <table:table-cell ns41:value-type="string" table:style-name="TL Data" office:value-type="string">
            <text:p>50,8</text:p>
          </table:table-cell>
          <table:table-cell table:number-columns-repeated="1013"/>
        </table:table-row>
        <table:table-row table:style-name="ro2">
          <table:table-cell ns41:value-type="float" table:style-name="TL RowHeader" office:value="41" office:value-type="float">
            <text:p>41</text:p>
          </table:table-cell>
          <table:table-cell ns41:value-type="string" table:style-name="TL RowHeader" office:value-type="string">
            <text:p>Zuid-Limburg (zonder de Mijnstreek) </text:p>
          </table:table-cell>
          <table:table-cell/>
          <table:table-cell ns41:value-type="string" table:style-name="TL Data" office:value-type="string">
            <text:p>2,8</text:p>
          </table:table-cell>
          <table:table-cell ns41:value-type="string" table:style-name="TL Data" office:value-type="string">
            <text:p>23,4</text:p>
          </table:table-cell>
          <table:table-cell ns41:value-type="string" table:style-name="TL Data" office:value-type="string">
            <text:p>2,8</text:p>
          </table:table-cell>
          <table:table-cell ns41:value-type="string" table:style-name="TL Data" office:value-type="string">
            <text:p>43,1</text:p>
          </table:table-cell>
          <table:table-cell ns41:value-type="string" table:style-name="TL Data" office:value-type="string">
            <text:p>0,98</text:p>
          </table:table-cell>
          <table:table-cell ns41:value-type="string" table:style-name="TL Data" office:value-type="string">
            <text:p>32,9</text:p>
          </table:table-cell>
          <table:table-cell ns41:value-type="string" table:style-name="TL Data" office:value-type="string">
            <text:p>51,2</text:p>
          </table:table-cell>
          <table:table-cell ns41:value-type="string" table:style-name="TL Data" office:value-type="string">
            <text:p>48,7</text:p>
          </table:table-cell>
          <table:table-cell table:number-columns-repeated="1013"/>
        </table:table-row>
        <table:table-row table:style-name="ro2">
          <table:table-cell ns41:value-type="float" table:style-name="TL RowHeader" office:value="42" office:value-type="float">
            <text:p>42</text:p>
          </table:table-cell>
          <table:table-cell ns41:value-type="string" table:style-name="TL RowHeader" office:value-type="string">
            <text:p>Mijnstreek in Limburg </text:p>
          </table:table-cell>
          <table:table-cell/>
          <table:table-cell ns41:value-type="string" table:style-name="TL Data" office:value-type="string">
            <text:p>0,8</text:p>
          </table:table-cell>
          <table:table-cell ns41:value-type="string" table:style-name="TL Data" office:value-type="string">
            <text:p>5,4</text:p>
          </table:table-cell>
          <table:table-cell ns41:value-type="string" table:style-name="TL Data" office:value-type="string">
            <text:p>0,6</text:p>
          </table:table-cell>
          <table:table-cell ns41:value-type="string" table:style-name="TL Data" office:value-type="string">
            <text:p>29,4</text:p>
          </table:table-cell>
          <table:table-cell ns41:value-type="string" table:style-name="TL Data" office:value-type="string">
            <text:p>1,22</text:p>
          </table:table-cell>
          <table:table-cell ns41:value-type="string" table:style-name="TL Data" office:value-type="string">
            <text:p>30,7</text:p>
          </table:table-cell>
          <table:table-cell ns41:value-type="string" table:style-name="TL Data" office:value-type="string">
            <text:p>54,4</text:p>
          </table:table-cell>
          <table:table-cell ns41:value-type="string" table:style-name="TL Data" office:value-type="string">
            <text:p>50,2</text:p>
          </table:table-cell>
          <table:table-cell table:number-columns-repeated="1013"/>
        </table:table-row>
        <table:table-row table:style-name="ro3" table:number-rows-repeated="104850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Times New Roman'" style:font-family-generic="roman" style:name="Times New Roman" style:font-pitch="variable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$</number:text>
      <number:number number:grouping="true" number:decimal-places="0" number:min-integer-digits="1"/>
      <number:text/>
    </number:number-style>
    <number:number-style style:name="N110">
      <number:text>($</number:text>
      <number:number number:grouping="true" number:decimal-places="0" number:min-integer-digits="1"/>
      <number:text>)</number:text>
      <style:map style:condition="value()&gt;=0" style:apply-style-name="N110P0"/>
    </number:number-style>
    <number:number-style style:volatile="true" style:name="N111P0">
      <number:text>$</number:text>
      <number:number number:grouping="true" number:decimal-places="0" number:min-integer-digits="1"/>
      <number:text/>
    </number:number-style>
    <number:number-style style:name="N11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1P0"/>
    </number:number-style>
    <number:number-style style:volatile="true" style:name="N112P0">
      <number:text>$</number:text>
      <number:number number:grouping="true" number:decimal-places="2" number:min-integer-digits="1"/>
      <number:text/>
    </number:number-style>
    <number:number-style style:name="N112">
      <number:text>($</number:text>
      <number:number number:grouping="true" number:decimal-places="2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2" number:min-integer-digits="1"/>
      <number:text/>
    </number:number-style>
    <number:number-style style:name="N11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9P2">
      <number:text> $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1P2">
      <number:text> $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£</number:text>
      <number:number number:grouping="true" number:decimal-places="0" number:min-integer-digits="1"/>
    </number:number-style>
    <number:number-style style:name="N134">
      <number:text>-£</number:text>
      <number:number number:grouping="true" number:decimal-places="0" number:min-integer-digits="1"/>
      <style:map style:condition="value()&gt;=0" style:apply-style-name="N134P0"/>
    </number:number-style>
    <number:number-style style:volatile="true" style:name="N135P0">
      <number:text>£</number:text>
      <number:number number:grouping="true" number:decimal-places="0" number:min-integer-digits="1"/>
    </number:number-style>
    <number:number-style style:name="N135">
      <style:text-properties fo:color="#ff0000"/>
      <number:text>-£</number:text>
      <number:number number:grouping="true" number:decimal-places="0" number:min-integer-digits="1"/>
      <style:map style:condition="value()&gt;=0" style:apply-style-name="N135P0"/>
    </number:number-style>
    <number:number-style style:volatile="true" style:name="N136P0">
      <number:text>£</number:text>
      <number:number number:grouping="true" number:decimal-places="2" number:min-integer-digits="1"/>
    </number:number-style>
    <number:number-style style:name="N136">
      <number:text>-£</number:text>
      <number:number number:grouping="true" number:decimal-places="2" number:min-integer-digits="1"/>
      <style:map style:condition="value()&gt;=0" style:apply-style-name="N136P0"/>
    </number:number-style>
    <number:number-style style:volatile="true" style:name="N137P0">
      <number:text>£</number:text>
      <number:number number:grouping="true" number:decimal-places="2" number:min-integer-digits="1"/>
    </number:number-style>
    <number:number-style style:name="N137">
      <style:text-properties fo:color="#ff0000"/>
      <number:text>-£</number:text>
      <number:number number:grouping="true" number:decimal-places="2" number:min-integer-digits="1"/>
      <style:map style:condition="value()&gt;=0" style:apply-style-name="N137P0"/>
    </number:number-style>
    <number:number-style style:volatile="true" style:name="N138P0">
      <number:text> £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-£</number:text>
      <ns42:fill-character/>
      <number:number number:grouping="true" number:decimal-places="0" number:min-integer-digits="1"/>
      <number:text/>
    </number:number-style>
    <number:number-style style:volatile="true" style:name="N138P2">
      <number:text> £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/>
      <ns42:fill-character/>
      <number:number number:grouping="true" number:decimal-places="0" number:min-integer-digits="1"/>
      <number:text/>
    </number:number-style>
    <number:number-style style:volatile="true" style:name="N139P1">
      <number:text>-</number:text>
      <ns42:fill-character/>
      <number:number number:grouping="true" number:decimal-places="0" number:min-integer-digits="1"/>
      <number:text/>
    </number:number-style>
    <number:number-style style:volatile="true" style:name="N139P2">
      <number:text/>
      <ns42:fill-character/>
      <number:text>- </number:text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text> £</number:text>
      <ns42:fill-character/>
      <number:number number:grouping="true" number:decimal-places="2" number:min-integer-digits="1"/>
      <number:text/>
    </number:number-style>
    <number:number-style style:volatile="true" style:name="N140P1">
      <number:text>-£</number:text>
      <ns42:fill-character/>
      <number:number number:grouping="true" number:decimal-places="2" number:min-integer-digits="1"/>
      <number:text/>
    </number:number-style>
    <number:number-style style:volatile="true" style:name="N140P2">
      <number:text> £</number:text>
      <ns42:fill-character/>
      <number:text>-</number:text>
      <number:number number:decimal-places="0" number:min-integer-digits="0"/>
      <number:text/>
    </number:number-style>
    <number:text-style style:name="N140">
      <number:text/>
      <number:text-content/>
      <number:text/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volatile="true" style:name="N141P0">
      <number:text/>
      <ns42:fill-character/>
      <number:number number:grouping="true" number:decimal-places="2" number:min-integer-digits="1"/>
      <number:text/>
    </number:number-style>
    <number:number-style style:volatile="true" style:name="N141P1">
      <number:text>-</number:text>
      <ns42:fill-character/>
      <number:number number:grouping="true" number:decimal-places="2" number:min-integer-digits="1"/>
      <number:text/>
    </number:number-style>
    <number:number-style style:volatile="true" style:name="N141P2">
      <number:text/>
      <ns42:fill-character/>
      <number:text>-</number:text>
      <number:number number:decimal-places="0" number:min-integer-digits="0"/>
      <number:text/>
    </number:number-style>
    <number:text-style style:name="N141">
      <number:text/>
      <number:text-content/>
      <number:tex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1" number:min-integer-digits="1"/>
    </number:number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style:vertical-align="top"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number:number-style style:name="N2">
      <number:number number:decimal-places="2" number:min-integer-digits="1"/>
    </number:number-style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40" style:page-layout-name="Mpm3" style:display-name="PageStyle_Tabel 40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creation-date>2004-08-04T10:42:12.970000000</meta:creation-date>
    <dc:creator>Helpdesk</dc:creator>
    <dc:date>2004-12-17T14:02:22</dc:date>
    <meta:document-statistic meta:object-count="0" meta:cell-count="642" meta:table-count="1"/>
    <meta:user-defined meta:name="_AdHocReviewCycleID" meta:value-type="float">-1118937993</meta:user-defined>
    <meta:user-defined meta:name="_AuthorEmail">b.overbeekbloem@maximuschange.nl</meta:user-defined>
    <meta:user-defined meta:name="_AuthorEmailDisplayName">Bart Overbeek Bloem</meta:user-defined>
    <meta:user-defined meta:name="_EmailSubject">Sjabloon 1947_DEELA3_T2.xls</meta:user-defined>
    <meta:user-defined meta:name="_ReviewingToolsShownOnce" meta:value-type="string"/>
    <meta:generator>ODFPY/1.3.0dev</meta:generator>
  </office:meta>
</office:document-meta>
</file>